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18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116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9" style:family="table-cell" style:parent-style-name="Default">
      <style:table-cell-properties fo:background-color="#83caff" fo:border="0.06pt solid #000000"/>
    </style:style>
    <style:style style:name="ce10" style:family="table-cell" style:parent-style-name="Default">
      <style:table-cell-properties fo:background-color="#94bd5e" fo:border="0.06pt solid #000000"/>
    </style:style>
    <style:style style:name="ce11" style:family="table-cell" style:parent-style-name="Default">
      <style:table-cell-properties fo:background-color="#94bd5e" fo:border="0.06pt solid #000000"/>
      <style:text-properties style:font-name="Liberation Sans" style:font-name-asian="DejaVu Sans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5.2819in" svg:y="1.6693in">
            <draw:object draw:notify-on-update-of-ranges="Sheet1.C2:Sheet1.C102 Sheet1.F7:Sheet1.F7 Sheet1.B2:Sheet1.B102 Sheet1.F8:Sheet1.F8 Sheet1.B103:Sheet1.B203 Sheet1.C103:Sheet1.C2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2" table:default-cell-style-name="ce2"/>
        <table:table-column table:style-name="co4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Expected</text:p>
          </table:table-cell>
          <table:table-cell table:style-name="ce4" office:value-type="string">
            <text:p>Detected</text:p>
          </table:table-cell>
          <table:table-cell table:style-name="ce1" office:value-type="string">
            <text:p>Abs error</text:p>
          </table:table-cell>
          <table:table-cell table:style-name="ce7"/>
          <table:table-cell table:style-name="ce1" office:value-type="string" table:number-columns-spanned="2" table:number-rows-spanned="1">
            <text:p>Mean abs error</text:p>
          </table:table-cell>
          <table:covered-table-cell table:style-name="ce1"/>
          <table:table-cell table:style-name="ce7" table:number-columns-repeated="1017"/>
        </table:table-row>
        <table:table-row table:style-name="ro1">
          <table:table-cell office:value-type="string">
            <text:p>clean/0.pgm</text:p>
          </table:table-cell>
          <table:table-cell office:value-type="float" office:value="0">
            <text:p>0</text:p>
          </table:table-cell>
          <table:table-cell office:value-type="float" office:value="0.000134502013504828">
            <text:p>0.00013</text:p>
          </table:table-cell>
          <table:table-cell table:formula="of:=ABS([.C2]-[.B2])" office:value-type="float" office:value="0.000134502013504828">
            <text:p>0.000134502</text:p>
          </table:table-cell>
          <table:table-cell/>
          <table:table-cell table:style-name="ce8" office:value-type="string">
            <text:p>Clean:</text:p>
          </table:table-cell>
          <table:table-cell table:style-name="ce9" table:formula="of:=AVERAGE([.D3:.D102])" office:value-type="float" office:value="0.0158684245897546">
            <text:p>0.0158684246</text:p>
          </table:table-cell>
          <table:table-cell table:number-columns-repeated="1017"/>
        </table:table-row>
        <table:table-row table:style-name="ro1">
          <table:table-cell office:value-type="string">
            <text:p>clean/1.pgm</text:p>
          </table:table-cell>
          <table:table-cell office:value-type="float" office:value="0">
            <text:p>0</text:p>
          </table:table-cell>
          <table:table-cell office:value-type="float" office:value="-0.00281817425139047">
            <text:p>-0.00282</text:p>
          </table:table-cell>
          <table:table-cell table:formula="of:=ABS([.C3]-[.B3])" office:value-type="float" office:value="0.00281817425139047">
            <text:p>0.0028181743</text:p>
          </table:table-cell>
          <table:table-cell/>
          <table:table-cell table:style-name="ce8" office:value-type="string">
            <text:p>Embedded:</text:p>
          </table:table-cell>
          <table:table-cell table:style-name="ce9" table:formula="of:=AVERAGE([.D103:.D203])" office:value-type="float" office:value="0.0283055191248855">
            <text:p>0.0283055191</text:p>
          </table:table-cell>
          <table:table-cell table:number-columns-repeated="1017"/>
        </table:table-row>
        <table:table-row table:style-name="ro1">
          <table:table-cell office:value-type="string">
            <text:p>clean/10.pgm</text:p>
          </table:table-cell>
          <table:table-cell office:value-type="float" office:value="0">
            <text:p>0</text:p>
          </table:table-cell>
          <table:table-cell office:value-type="float" office:value="0.00101422097750002">
            <text:p>0.00101</text:p>
          </table:table-cell>
          <table:table-cell table:formula="of:=ABS([.C4]-[.B4])" office:value-type="float" office:value="0.00101422097750002">
            <text:p>0.001014221</text:p>
          </table:table-cell>
          <table:table-cell/>
          <table:table-cell table:style-name="ce8" office:value-type="string">
            <text:p>Overall:</text:p>
          </table:table-cell>
          <table:table-cell table:style-name="ce10" table:formula="of:=AVERAGE([.G2:.G3])" office:value-type="float" office:value="0.0220869718573201">
            <text:p>0.0220869719</text:p>
          </table:table-cell>
          <table:table-cell table:number-columns-repeated="1017"/>
        </table:table-row>
        <table:table-row table:style-name="ro1">
          <table:table-cell office:value-type="string">
            <text:p>clean/100.pgm</text:p>
          </table:table-cell>
          <table:table-cell office:value-type="float" office:value="0">
            <text:p>0</text:p>
          </table:table-cell>
          <table:table-cell office:value-type="float" office:value="-0.00213620561690478">
            <text:p>-0.00214</text:p>
          </table:table-cell>
          <table:table-cell table:formula="of:=ABS([.C5]-[.B5])" office:value-type="float" office:value="0.00213620561690478">
            <text:p>0.0021362056</text:p>
          </table:table-cell>
          <table:table-cell table:number-columns-repeated="1020"/>
        </table:table-row>
        <table:table-row table:style-name="ro1">
          <table:table-cell office:value-type="string">
            <text:p>clean/11.pgm</text:p>
          </table:table-cell>
          <table:table-cell office:value-type="float" office:value="0">
            <text:p>0</text:p>
          </table:table-cell>
          <table:table-cell office:value-type="float" office:value="0.116344477397581">
            <text:p>0.11634</text:p>
          </table:table-cell>
          <table:table-cell table:formula="of:=ABS([.C6]-[.B6])" office:value-type="float" office:value="0.116344477397581">
            <text:p>0.1163444774</text:p>
          </table:table-cell>
          <table:table-cell/>
          <table:table-cell table:style-name="ce1" office:value-type="string" table:number-columns-spanned="2" table:number-rows-spanned="1">
            <text:p>Detected varience</text:p>
          </table:table-cell>
          <table:covered-table-cell table:style-name="ce1"/>
          <table:table-cell table:number-columns-repeated="1017"/>
        </table:table-row>
        <table:table-row table:style-name="ro1">
          <table:table-cell office:value-type="string">
            <text:p>clean/12.pgm</text:p>
          </table:table-cell>
          <table:table-cell office:value-type="float" office:value="0">
            <text:p>0</text:p>
          </table:table-cell>
          <table:table-cell office:value-type="float" office:value="-0.00499601362048657">
            <text:p>-0.00500</text:p>
          </table:table-cell>
          <table:table-cell table:formula="of:=ABS([.C7]-[.B7])" office:value-type="float" office:value="0.00499601362048657">
            <text:p>0.0049960136</text:p>
          </table:table-cell>
          <table:table-cell/>
          <table:table-cell table:style-name="ce8" office:value-type="string">
            <text:p>Clean:</text:p>
          </table:table-cell>
          <table:table-cell table:style-name="ce9" table:formula="of:=VAR([.C2:.C102])" office:value-type="float" office:value="0.00148317560122122">
            <text:p>0.0014831756</text:p>
          </table:table-cell>
          <table:table-cell table:number-columns-repeated="1017"/>
        </table:table-row>
        <table:table-row table:style-name="ro1">
          <table:table-cell office:value-type="string">
            <text:p>clean/13.pgm</text:p>
          </table:table-cell>
          <table:table-cell office:value-type="float" office:value="0">
            <text:p>0</text:p>
          </table:table-cell>
          <table:table-cell office:value-type="float" office:value="0.00388694952158737">
            <text:p>0.00389</text:p>
          </table:table-cell>
          <table:table-cell table:formula="of:=ABS([.C8]-[.B8])" office:value-type="float" office:value="0.00388694952158737">
            <text:p>0.0038869495</text:p>
          </table:table-cell>
          <table:table-cell/>
          <table:table-cell table:style-name="ce8" office:value-type="string">
            <text:p>Embedded:</text:p>
          </table:table-cell>
          <table:table-cell table:style-name="ce9" table:formula="of:=VAR([.C103:.C203])" office:value-type="float" office:value="0.00171978343263149">
            <text:p>0.0017197834</text:p>
          </table:table-cell>
          <table:table-cell table:number-columns-repeated="1017"/>
        </table:table-row>
        <table:table-row table:style-name="ro1">
          <table:table-cell office:value-type="string">
            <text:p>clean/14.pgm</text:p>
          </table:table-cell>
          <table:table-cell office:value-type="float" office:value="0">
            <text:p>0</text:p>
          </table:table-cell>
          <table:table-cell office:value-type="float" office:value="0.00627903802935947">
            <text:p>0.00628</text:p>
          </table:table-cell>
          <table:table-cell table:formula="of:=ABS([.C9]-[.B9])" office:value-type="float" office:value="0.00627903802935947">
            <text:p>0.006279038</text:p>
          </table:table-cell>
          <table:table-cell/>
          <table:table-cell table:style-name="ce8" office:value-type="string">
            <text:p>Avg:</text:p>
          </table:table-cell>
          <table:table-cell table:style-name="ce11" table:formula="of:=AVERAGE([.G7:.G8])" office:value-type="float" office:value="0.00160147951692636">
            <text:p>0.0016014795</text:p>
          </table:table-cell>
          <table:table-cell table:number-columns-repeated="1017"/>
        </table:table-row>
        <table:table-row table:style-name="ro1">
          <table:table-cell office:value-type="string">
            <text:p>clean/15.pgm</text:p>
          </table:table-cell>
          <table:table-cell office:value-type="float" office:value="0">
            <text:p>0</text:p>
          </table:table-cell>
          <table:table-cell office:value-type="float" office:value="-0.00449365795317125">
            <text:p>-0.00449</text:p>
          </table:table-cell>
          <table:table-cell table:formula="of:=ABS([.C10]-[.B10])" office:value-type="float" office:value="0.00449365795317125">
            <text:p>0.004493658</text:p>
          </table:table-cell>
          <table:table-cell table:number-columns-repeated="1020"/>
        </table:table-row>
        <table:table-row table:style-name="ro1">
          <table:table-cell office:value-type="string">
            <text:p>clean/16.pgm</text:p>
          </table:table-cell>
          <table:table-cell office:value-type="float" office:value="0">
            <text:p>0</text:p>
          </table:table-cell>
          <table:table-cell office:value-type="float" office:value="0.183070694684411">
            <text:p>0.18307</text:p>
          </table:table-cell>
          <table:table-cell table:formula="of:=ABS([.C11]-[.B11])" office:value-type="float" office:value="0.183070694684411">
            <text:p>0.1830706947</text:p>
          </table:table-cell>
          <table:table-cell table:number-columns-repeated="1020"/>
        </table:table-row>
        <table:table-row table:style-name="ro1">
          <table:table-cell office:value-type="string">
            <text:p>clean/17.pgm</text:p>
          </table:table-cell>
          <table:table-cell office:value-type="float" office:value="0">
            <text:p>0</text:p>
          </table:table-cell>
          <table:table-cell office:value-type="float" office:value="0.03155568376297">
            <text:p>0.03156</text:p>
          </table:table-cell>
          <table:table-cell table:formula="of:=ABS([.C12]-[.B12])" office:value-type="float" office:value="0.03155568376297">
            <text:p>0.0315556838</text:p>
          </table:table-cell>
          <table:table-cell table:number-columns-repeated="1020"/>
        </table:table-row>
        <table:table-row table:style-name="ro1">
          <table:table-cell office:value-type="string">
            <text:p>clean/18.pgm</text:p>
          </table:table-cell>
          <table:table-cell office:value-type="float" office:value="0">
            <text:p>0</text:p>
          </table:table-cell>
          <table:table-cell office:value-type="float" office:value="0.285277959939393">
            <text:p>0.28528</text:p>
          </table:table-cell>
          <table:table-cell table:formula="of:=ABS([.C13]-[.B13])" office:value-type="float" office:value="0.285277959939393">
            <text:p>0.2852779599</text:p>
          </table:table-cell>
          <table:table-cell table:number-columns-repeated="1020"/>
        </table:table-row>
        <table:table-row table:style-name="ro1">
          <table:table-cell office:value-type="string">
            <text:p>clean/19.pgm</text:p>
          </table:table-cell>
          <table:table-cell office:value-type="float" office:value="0">
            <text:p>0</text:p>
          </table:table-cell>
          <table:table-cell office:value-type="float" office:value="0.0112446346290232">
            <text:p>0.01124</text:p>
          </table:table-cell>
          <table:table-cell table:formula="of:=ABS([.C14]-[.B14])" office:value-type="float" office:value="0.0112446346290232">
            <text:p>0.0112446346</text:p>
          </table:table-cell>
          <table:table-cell table:number-columns-repeated="1020"/>
        </table:table-row>
        <table:table-row table:style-name="ro1">
          <table:table-cell office:value-type="string">
            <text:p>clean/2.pgm</text:p>
          </table:table-cell>
          <table:table-cell office:value-type="float" office:value="0">
            <text:p>0</text:p>
          </table:table-cell>
          <table:table-cell office:value-type="float" office:value="0.00446380334691773">
            <text:p>0.00446</text:p>
          </table:table-cell>
          <table:table-cell table:formula="of:=ABS([.C15]-[.B15])" office:value-type="float" office:value="0.00446380334691773">
            <text:p>0.0044638033</text:p>
          </table:table-cell>
          <table:table-cell table:number-columns-repeated="1020"/>
        </table:table-row>
        <table:table-row table:style-name="ro1">
          <table:table-cell office:value-type="string">
            <text:p>clean/20.pgm</text:p>
          </table:table-cell>
          <table:table-cell office:value-type="float" office:value="0">
            <text:p>0</text:p>
          </table:table-cell>
          <table:table-cell office:value-type="float" office:value="0.0199203950722904">
            <text:p>0.01992</text:p>
          </table:table-cell>
          <table:table-cell table:formula="of:=ABS([.C16]-[.B16])" office:value-type="float" office:value="0.0199203950722904">
            <text:p>0.0199203951</text:p>
          </table:table-cell>
          <table:table-cell table:number-columns-repeated="1020"/>
        </table:table-row>
        <table:table-row table:style-name="ro1">
          <table:table-cell office:value-type="string">
            <text:p>clean/21.pgm</text:p>
          </table:table-cell>
          <table:table-cell office:value-type="float" office:value="0">
            <text:p>0</text:p>
          </table:table-cell>
          <table:table-cell office:value-type="float" office:value="-0.05228520078427">
            <text:p>-0.05229</text:p>
          </table:table-cell>
          <table:table-cell table:formula="of:=ABS([.C17]-[.B17])" office:value-type="float" office:value="0.05228520078427">
            <text:p>0.0522852008</text:p>
          </table:table-cell>
          <table:table-cell table:number-columns-repeated="1020"/>
        </table:table-row>
        <table:table-row table:style-name="ro1">
          <table:table-cell office:value-type="string">
            <text:p>clean/22.pgm</text:p>
          </table:table-cell>
          <table:table-cell office:value-type="float" office:value="0">
            <text:p>0</text:p>
          </table:table-cell>
          <table:table-cell office:value-type="float" office:value="0.00514962553308375">
            <text:p>0.00515</text:p>
          </table:table-cell>
          <table:table-cell table:formula="of:=ABS([.C18]-[.B18])" office:value-type="float" office:value="0.00514962553308375">
            <text:p>0.0051496255</text:p>
          </table:table-cell>
          <table:table-cell table:number-columns-repeated="1020"/>
        </table:table-row>
        <table:table-row table:style-name="ro1">
          <table:table-cell office:value-type="string">
            <text:p>clean/23.pgm</text:p>
          </table:table-cell>
          <table:table-cell office:value-type="float" office:value="0">
            <text:p>0</text:p>
          </table:table-cell>
          <table:table-cell office:value-type="float" office:value="0.00726800997483449">
            <text:p>0.00727</text:p>
          </table:table-cell>
          <table:table-cell table:formula="of:=ABS([.C19]-[.B19])" office:value-type="float" office:value="0.00726800997483449">
            <text:p>0.00726801</text:p>
          </table:table-cell>
          <table:table-cell table:number-columns-repeated="1020"/>
        </table:table-row>
        <table:table-row table:style-name="ro1">
          <table:table-cell office:value-type="string">
            <text:p>clean/24.pgm</text:p>
          </table:table-cell>
          <table:table-cell office:value-type="float" office:value="0">
            <text:p>0</text:p>
          </table:table-cell>
          <table:table-cell office:value-type="float" office:value="-0.000790537923039356">
            <text:p>-0.00079</text:p>
          </table:table-cell>
          <table:table-cell table:formula="of:=ABS([.C20]-[.B20])" office:value-type="float" office:value="0.000790537923039356">
            <text:p>0.0007905379</text:p>
          </table:table-cell>
          <table:table-cell table:number-columns-repeated="1020"/>
        </table:table-row>
        <table:table-row table:style-name="ro1">
          <table:table-cell office:value-type="string">
            <text:p>clean/25.pgm</text:p>
          </table:table-cell>
          <table:table-cell office:value-type="float" office:value="0">
            <text:p>0</text:p>
          </table:table-cell>
          <table:table-cell office:value-type="float" office:value="0.0179844087312327">
            <text:p>0.01798</text:p>
          </table:table-cell>
          <table:table-cell table:formula="of:=ABS([.C21]-[.B21])" office:value-type="float" office:value="0.0179844087312327">
            <text:p>0.0179844087</text:p>
          </table:table-cell>
          <table:table-cell table:number-columns-repeated="1020"/>
        </table:table-row>
        <table:table-row table:style-name="ro1">
          <table:table-cell office:value-type="string">
            <text:p>clean/26.pgm</text:p>
          </table:table-cell>
          <table:table-cell office:value-type="float" office:value="0">
            <text:p>0</text:p>
          </table:table-cell>
          <table:table-cell office:value-type="float" office:value="-0.0565217874573984">
            <text:p>-0.05652</text:p>
          </table:table-cell>
          <table:table-cell table:formula="of:=ABS([.C22]-[.B22])" office:value-type="float" office:value="0.0565217874573984">
            <text:p>0.0565217875</text:p>
          </table:table-cell>
          <table:table-cell table:number-columns-repeated="1020"/>
        </table:table-row>
        <table:table-row table:style-name="ro1">
          <table:table-cell office:value-type="string">
            <text:p>clean/27.pgm</text:p>
          </table:table-cell>
          <table:table-cell office:value-type="float" office:value="0">
            <text:p>0</text:p>
          </table:table-cell>
          <table:table-cell office:value-type="float" office:value="0.00400123459293851">
            <text:p>0.00400</text:p>
          </table:table-cell>
          <table:table-cell table:formula="of:=ABS([.C23]-[.B23])" office:value-type="float" office:value="0.00400123459293851">
            <text:p>0.0040012346</text:p>
          </table:table-cell>
          <table:table-cell table:number-columns-repeated="1020"/>
        </table:table-row>
        <table:table-row table:style-name="ro1">
          <table:table-cell office:value-type="string">
            <text:p>clean/28.pgm</text:p>
          </table:table-cell>
          <table:table-cell office:value-type="float" office:value="0">
            <text:p>0</text:p>
          </table:table-cell>
          <table:table-cell office:value-type="float" office:value="-0.000266861949732355">
            <text:p>-0.00027</text:p>
          </table:table-cell>
          <table:table-cell table:formula="of:=ABS([.C24]-[.B24])" office:value-type="float" office:value="0.000266861949732355">
            <text:p>0.0002668619</text:p>
          </table:table-cell>
          <table:table-cell table:number-columns-repeated="1020"/>
        </table:table-row>
        <table:table-row table:style-name="ro1">
          <table:table-cell office:value-type="string">
            <text:p>clean/29.pgm</text:p>
          </table:table-cell>
          <table:table-cell office:value-type="float" office:value="0">
            <text:p>0</text:p>
          </table:table-cell>
          <table:table-cell office:value-type="float" office:value="-0.00387083126358197">
            <text:p>-0.00387</text:p>
          </table:table-cell>
          <table:table-cell table:formula="of:=ABS([.C25]-[.B25])" office:value-type="float" office:value="0.00387083126358197">
            <text:p>0.0038708313</text:p>
          </table:table-cell>
          <table:table-cell table:number-columns-repeated="1020"/>
        </table:table-row>
        <table:table-row table:style-name="ro1">
          <table:table-cell office:value-type="string">
            <text:p>clean/3.pgm</text:p>
          </table:table-cell>
          <table:table-cell office:value-type="float" office:value="0">
            <text:p>0</text:p>
          </table:table-cell>
          <table:table-cell office:value-type="float" office:value="0.0186805316947933">
            <text:p>0.01868</text:p>
          </table:table-cell>
          <table:table-cell table:formula="of:=ABS([.C26]-[.B26])" office:value-type="float" office:value="0.0186805316947933">
            <text:p>0.0186805317</text:p>
          </table:table-cell>
          <table:table-cell table:number-columns-repeated="1020"/>
        </table:table-row>
        <table:table-row table:style-name="ro1">
          <table:table-cell office:value-type="string">
            <text:p>clean/30.pgm</text:p>
          </table:table-cell>
          <table:table-cell office:value-type="float" office:value="0">
            <text:p>0</text:p>
          </table:table-cell>
          <table:table-cell office:value-type="float" office:value="-0.00897916222375515">
            <text:p>-0.00898</text:p>
          </table:table-cell>
          <table:table-cell table:formula="of:=ABS([.C27]-[.B27])" office:value-type="float" office:value="0.00897916222375515">
            <text:p>0.0089791622</text:p>
          </table:table-cell>
          <table:table-cell table:number-columns-repeated="1020"/>
        </table:table-row>
        <table:table-row table:style-name="ro1">
          <table:table-cell office:value-type="string">
            <text:p>clean/31.pgm</text:p>
          </table:table-cell>
          <table:table-cell office:value-type="float" office:value="0">
            <text:p>0</text:p>
          </table:table-cell>
          <table:table-cell office:value-type="float" office:value="-0.0125017298651751">
            <text:p>-0.01250</text:p>
          </table:table-cell>
          <table:table-cell table:formula="of:=ABS([.C28]-[.B28])" office:value-type="float" office:value="0.0125017298651751">
            <text:p>0.0125017299</text:p>
          </table:table-cell>
          <table:table-cell table:number-columns-repeated="1020"/>
        </table:table-row>
        <table:table-row table:style-name="ro1">
          <table:table-cell office:value-type="string">
            <text:p>clean/32.pgm</text:p>
          </table:table-cell>
          <table:table-cell office:value-type="float" office:value="0">
            <text:p>0</text:p>
          </table:table-cell>
          <table:table-cell office:value-type="float" office:value="0.00449982334735132">
            <text:p>0.00450</text:p>
          </table:table-cell>
          <table:table-cell table:formula="of:=ABS([.C29]-[.B29])" office:value-type="float" office:value="0.00449982334735132">
            <text:p>0.0044998233</text:p>
          </table:table-cell>
          <table:table-cell table:number-columns-repeated="1020"/>
        </table:table-row>
        <table:table-row table:style-name="ro1">
          <table:table-cell office:value-type="string">
            <text:p>clean/33.pgm</text:p>
          </table:table-cell>
          <table:table-cell office:value-type="float" office:value="0">
            <text:p>0</text:p>
          </table:table-cell>
          <table:table-cell office:value-type="float" office:value="0.00344905671441751">
            <text:p>0.00345</text:p>
          </table:table-cell>
          <table:table-cell table:formula="of:=ABS([.C30]-[.B30])" office:value-type="float" office:value="0.00344905671441751">
            <text:p>0.0034490567</text:p>
          </table:table-cell>
          <table:table-cell table:number-columns-repeated="1020"/>
        </table:table-row>
        <table:table-row table:style-name="ro1">
          <table:table-cell office:value-type="string">
            <text:p>clean/34.pgm</text:p>
          </table:table-cell>
          <table:table-cell office:value-type="float" office:value="0">
            <text:p>0</text:p>
          </table:table-cell>
          <table:table-cell office:value-type="float" office:value="0.0262084610061819">
            <text:p>0.02621</text:p>
          </table:table-cell>
          <table:table-cell table:formula="of:=ABS([.C31]-[.B31])" office:value-type="float" office:value="0.0262084610061819">
            <text:p>0.026208461</text:p>
          </table:table-cell>
          <table:table-cell table:number-columns-repeated="1020"/>
        </table:table-row>
        <table:table-row table:style-name="ro1">
          <table:table-cell office:value-type="string">
            <text:p>clean/35.pgm</text:p>
          </table:table-cell>
          <table:table-cell office:value-type="float" office:value="0">
            <text:p>0</text:p>
          </table:table-cell>
          <table:table-cell office:value-type="float" office:value="0.0505636833114913">
            <text:p>0.05056</text:p>
          </table:table-cell>
          <table:table-cell table:formula="of:=ABS([.C32]-[.B32])" office:value-type="float" office:value="0.0505636833114913">
            <text:p>0.0505636833</text:p>
          </table:table-cell>
          <table:table-cell table:number-columns-repeated="1020"/>
        </table:table-row>
        <table:table-row table:style-name="ro1">
          <table:table-cell office:value-type="string">
            <text:p>clean/36.pgm</text:p>
          </table:table-cell>
          <table:table-cell office:value-type="float" office:value="0">
            <text:p>0</text:p>
          </table:table-cell>
          <table:table-cell office:value-type="float" office:value="0.007767514125455">
            <text:p>0.00777</text:p>
          </table:table-cell>
          <table:table-cell table:formula="of:=ABS([.C33]-[.B33])" office:value-type="float" office:value="0.007767514125455">
            <text:p>0.0077675141</text:p>
          </table:table-cell>
          <table:table-cell table:number-columns-repeated="1020"/>
        </table:table-row>
        <table:table-row table:style-name="ro1">
          <table:table-cell office:value-type="string">
            <text:p>clean/37.pgm</text:p>
          </table:table-cell>
          <table:table-cell office:value-type="float" office:value="0">
            <text:p>0</text:p>
          </table:table-cell>
          <table:table-cell office:value-type="float" office:value="-0.00279047370710413">
            <text:p>-0.00279</text:p>
          </table:table-cell>
          <table:table-cell table:formula="of:=ABS([.C34]-[.B34])" office:value-type="float" office:value="0.00279047370710413">
            <text:p>0.0027904737</text:p>
          </table:table-cell>
          <table:table-cell table:number-columns-repeated="1020"/>
        </table:table-row>
        <table:table-row table:style-name="ro1">
          <table:table-cell office:value-type="string">
            <text:p>clean/38.pgm</text:p>
          </table:table-cell>
          <table:table-cell office:value-type="float" office:value="0">
            <text:p>0</text:p>
          </table:table-cell>
          <table:table-cell office:value-type="float" office:value="0.00293921348103561">
            <text:p>0.00294</text:p>
          </table:table-cell>
          <table:table-cell table:formula="of:=ABS([.C35]-[.B35])" office:value-type="float" office:value="0.00293921348103561">
            <text:p>0.0029392135</text:p>
          </table:table-cell>
          <table:table-cell table:number-columns-repeated="1020"/>
        </table:table-row>
        <table:table-row table:style-name="ro1">
          <table:table-cell office:value-type="string">
            <text:p>clean/39.pgm</text:p>
          </table:table-cell>
          <table:table-cell office:value-type="float" office:value="0">
            <text:p>0</text:p>
          </table:table-cell>
          <table:table-cell office:value-type="float" office:value="0.00794330868273654">
            <text:p>0.00794</text:p>
          </table:table-cell>
          <table:table-cell table:formula="of:=ABS([.C36]-[.B36])" office:value-type="float" office:value="0.00794330868273654">
            <text:p>0.0079433087</text:p>
          </table:table-cell>
          <table:table-cell table:number-columns-repeated="1020"/>
        </table:table-row>
        <table:table-row table:style-name="ro1">
          <table:table-cell office:value-type="string">
            <text:p>clean/4.pgm</text:p>
          </table:table-cell>
          <table:table-cell office:value-type="float" office:value="0">
            <text:p>0</text:p>
          </table:table-cell>
          <table:table-cell office:value-type="float" office:value="0.0336279152980491">
            <text:p>0.03363</text:p>
          </table:table-cell>
          <table:table-cell table:formula="of:=ABS([.C37]-[.B37])" office:value-type="float" office:value="0.0336279152980491">
            <text:p>0.0336279153</text:p>
          </table:table-cell>
          <table:table-cell table:number-columns-repeated="1020"/>
        </table:table-row>
        <table:table-row table:style-name="ro1">
          <table:table-cell office:value-type="string">
            <text:p>clean/40.pgm</text:p>
          </table:table-cell>
          <table:table-cell office:value-type="float" office:value="0">
            <text:p>0</text:p>
          </table:table-cell>
          <table:table-cell office:value-type="float" office:value="0.0001759041090364">
            <text:p>0.00018</text:p>
          </table:table-cell>
          <table:table-cell table:formula="of:=ABS([.C38]-[.B38])" office:value-type="float" office:value="0.0001759041090364">
            <text:p>0.0001759041</text:p>
          </table:table-cell>
          <table:table-cell table:number-columns-repeated="1020"/>
        </table:table-row>
        <table:table-row table:style-name="ro1">
          <table:table-cell office:value-type="string">
            <text:p>clean/41.pgm</text:p>
          </table:table-cell>
          <table:table-cell office:value-type="float" office:value="0">
            <text:p>0</text:p>
          </table:table-cell>
          <table:table-cell office:value-type="float" office:value="0.0124202772886362">
            <text:p>0.01242</text:p>
          </table:table-cell>
          <table:table-cell table:formula="of:=ABS([.C39]-[.B39])" office:value-type="float" office:value="0.0124202772886362">
            <text:p>0.0124202773</text:p>
          </table:table-cell>
          <table:table-cell table:number-columns-repeated="1020"/>
        </table:table-row>
        <table:table-row table:style-name="ro1">
          <table:table-cell office:value-type="string">
            <text:p>clean/42.pgm</text:p>
          </table:table-cell>
          <table:table-cell office:value-type="float" office:value="0">
            <text:p>0</text:p>
          </table:table-cell>
          <table:table-cell office:value-type="float" office:value="-0.00457318942559228">
            <text:p>-0.00457</text:p>
          </table:table-cell>
          <table:table-cell table:formula="of:=ABS([.C40]-[.B40])" office:value-type="float" office:value="0.00457318942559228">
            <text:p>0.0045731894</text:p>
          </table:table-cell>
          <table:table-cell table:number-columns-repeated="1020"/>
        </table:table-row>
        <table:table-row table:style-name="ro1">
          <table:table-cell office:value-type="string">
            <text:p>clean/43.pgm</text:p>
          </table:table-cell>
          <table:table-cell office:value-type="float" office:value="0">
            <text:p>0</text:p>
          </table:table-cell>
          <table:table-cell office:value-type="float" office:value="0.00603957253742665">
            <text:p>0.00604</text:p>
          </table:table-cell>
          <table:table-cell table:formula="of:=ABS([.C41]-[.B41])" office:value-type="float" office:value="0.00603957253742665">
            <text:p>0.0060395725</text:p>
          </table:table-cell>
          <table:table-cell table:number-columns-repeated="1020"/>
        </table:table-row>
        <table:table-row table:style-name="ro1">
          <table:table-cell office:value-type="string">
            <text:p>clean/44.pgm</text:p>
          </table:table-cell>
          <table:table-cell office:value-type="float" office:value="0">
            <text:p>0</text:p>
          </table:table-cell>
          <table:table-cell office:value-type="float" office:value="-0.00312310273882824">
            <text:p>-0.00312</text:p>
          </table:table-cell>
          <table:table-cell table:formula="of:=ABS([.C42]-[.B42])" office:value-type="float" office:value="0.00312310273882824">
            <text:p>0.0031231027</text:p>
          </table:table-cell>
          <table:table-cell table:number-columns-repeated="1020"/>
        </table:table-row>
        <table:table-row table:style-name="ro1">
          <table:table-cell office:value-type="string">
            <text:p>clean/45.pgm</text:p>
          </table:table-cell>
          <table:table-cell office:value-type="float" office:value="0">
            <text:p>0</text:p>
          </table:table-cell>
          <table:table-cell office:value-type="float" office:value="0.00318849736861242">
            <text:p>0.00319</text:p>
          </table:table-cell>
          <table:table-cell table:formula="of:=ABS([.C43]-[.B43])" office:value-type="float" office:value="0.00318849736861242">
            <text:p>0.0031884974</text:p>
          </table:table-cell>
          <table:table-cell table:number-columns-repeated="1020"/>
        </table:table-row>
        <table:table-row table:style-name="ro1">
          <table:table-cell office:value-type="string">
            <text:p>clean/46.pgm</text:p>
          </table:table-cell>
          <table:table-cell office:value-type="float" office:value="0">
            <text:p>0</text:p>
          </table:table-cell>
          <table:table-cell office:value-type="float" office:value="-0.011914711847282">
            <text:p>-0.01191</text:p>
          </table:table-cell>
          <table:table-cell table:formula="of:=ABS([.C44]-[.B44])" office:value-type="float" office:value="0.011914711847282">
            <text:p>0.0119147118</text:p>
          </table:table-cell>
          <table:table-cell table:number-columns-repeated="1020"/>
        </table:table-row>
        <table:table-row table:style-name="ro1">
          <table:table-cell office:value-type="string">
            <text:p>clean/47.pgm</text:p>
          </table:table-cell>
          <table:table-cell office:value-type="float" office:value="0">
            <text:p>0</text:p>
          </table:table-cell>
          <table:table-cell office:value-type="float" office:value="-0.00116611188268781">
            <text:p>-0.00117</text:p>
          </table:table-cell>
          <table:table-cell table:formula="of:=ABS([.C45]-[.B45])" office:value-type="float" office:value="0.00116611188268781">
            <text:p>0.0011661119</text:p>
          </table:table-cell>
          <table:table-cell table:number-columns-repeated="1020"/>
        </table:table-row>
        <table:table-row table:style-name="ro1">
          <table:table-cell office:value-type="string">
            <text:p>clean/48.pgm</text:p>
          </table:table-cell>
          <table:table-cell office:value-type="float" office:value="0">
            <text:p>0</text:p>
          </table:table-cell>
          <table:table-cell office:value-type="float" office:value="0.00442435981454911">
            <text:p>0.00442</text:p>
          </table:table-cell>
          <table:table-cell table:formula="of:=ABS([.C46]-[.B46])" office:value-type="float" office:value="0.00442435981454911">
            <text:p>0.0044243598</text:p>
          </table:table-cell>
          <table:table-cell table:number-columns-repeated="1020"/>
        </table:table-row>
        <table:table-row table:style-name="ro1">
          <table:table-cell office:value-type="string">
            <text:p>clean/49.pgm</text:p>
          </table:table-cell>
          <table:table-cell office:value-type="float" office:value="0">
            <text:p>0</text:p>
          </table:table-cell>
          <table:table-cell office:value-type="float" office:value="-0.000503566886833354">
            <text:p>-0.00050</text:p>
          </table:table-cell>
          <table:table-cell table:formula="of:=ABS([.C47]-[.B47])" office:value-type="float" office:value="0.000503566886833354">
            <text:p>0.0005035669</text:p>
          </table:table-cell>
          <table:table-cell table:number-columns-repeated="1020"/>
        </table:table-row>
        <table:table-row table:style-name="ro1">
          <table:table-cell office:value-type="string">
            <text:p>clean/5.pgm</text:p>
          </table:table-cell>
          <table:table-cell office:value-type="float" office:value="0">
            <text:p>0</text:p>
          </table:table-cell>
          <table:table-cell office:value-type="float" office:value="0.0313698516074139">
            <text:p>0.03137</text:p>
          </table:table-cell>
          <table:table-cell table:formula="of:=ABS([.C48]-[.B48])" office:value-type="float" office:value="0.0313698516074139">
            <text:p>0.0313698516</text:p>
          </table:table-cell>
          <table:table-cell table:number-columns-repeated="1020"/>
        </table:table-row>
        <table:table-row table:style-name="ro1">
          <table:table-cell office:value-type="string">
            <text:p>clean/50.pgm</text:p>
          </table:table-cell>
          <table:table-cell office:value-type="float" office:value="0">
            <text:p>0</text:p>
          </table:table-cell>
          <table:table-cell office:value-type="float" office:value="-0.00474209624757719">
            <text:p>-0.00474</text:p>
          </table:table-cell>
          <table:table-cell table:formula="of:=ABS([.C49]-[.B49])" office:value-type="float" office:value="0.00474209624757719">
            <text:p>0.0047420962</text:p>
          </table:table-cell>
          <table:table-cell table:number-columns-repeated="1020"/>
        </table:table-row>
        <table:table-row table:style-name="ro1">
          <table:table-cell office:value-type="string">
            <text:p>clean/51.pgm</text:p>
          </table:table-cell>
          <table:table-cell office:value-type="float" office:value="0">
            <text:p>0</text:p>
          </table:table-cell>
          <table:table-cell office:value-type="float" office:value="0.0033533570322921">
            <text:p>0.00335</text:p>
          </table:table-cell>
          <table:table-cell table:formula="of:=ABS([.C50]-[.B50])" office:value-type="float" office:value="0.0033533570322921">
            <text:p>0.003353357</text:p>
          </table:table-cell>
          <table:table-cell table:number-columns-repeated="1020"/>
        </table:table-row>
        <table:table-row table:style-name="ro1">
          <table:table-cell office:value-type="string">
            <text:p>clean/52.pgm</text:p>
          </table:table-cell>
          <table:table-cell office:value-type="float" office:value="0">
            <text:p>0</text:p>
          </table:table-cell>
          <table:table-cell office:value-type="float" office:value="0.0242320442072785">
            <text:p>0.02423</text:p>
          </table:table-cell>
          <table:table-cell table:formula="of:=ABS([.C51]-[.B51])" office:value-type="float" office:value="0.0242320442072785">
            <text:p>0.0242320442</text:p>
          </table:table-cell>
          <table:table-cell table:number-columns-repeated="1020"/>
        </table:table-row>
        <table:table-row table:style-name="ro1">
          <table:table-cell office:value-type="string">
            <text:p>clean/53.pgm</text:p>
          </table:table-cell>
          <table:table-cell office:value-type="float" office:value="0">
            <text:p>0</text:p>
          </table:table-cell>
          <table:table-cell office:value-type="float" office:value="0.00366272373904099">
            <text:p>0.00366</text:p>
          </table:table-cell>
          <table:table-cell table:formula="of:=ABS([.C52]-[.B52])" office:value-type="float" office:value="0.00366272373904099">
            <text:p>0.0036627237</text:p>
          </table:table-cell>
          <table:table-cell table:number-columns-repeated="1020"/>
        </table:table-row>
        <table:table-row table:style-name="ro1">
          <table:table-cell office:value-type="string">
            <text:p>clean/54.pgm</text:p>
          </table:table-cell>
          <table:table-cell office:value-type="float" office:value="0">
            <text:p>0</text:p>
          </table:table-cell>
          <table:table-cell office:value-type="float" office:value="0.0146349709558489">
            <text:p>0.01463</text:p>
          </table:table-cell>
          <table:table-cell table:formula="of:=ABS([.C53]-[.B53])" office:value-type="float" office:value="0.0146349709558489">
            <text:p>0.014634971</text:p>
          </table:table-cell>
          <table:table-cell table:number-columns-repeated="1020"/>
        </table:table-row>
        <table:table-row table:style-name="ro1">
          <table:table-cell office:value-type="string">
            <text:p>clean/55.pgm</text:p>
          </table:table-cell>
          <table:table-cell office:value-type="float" office:value="0">
            <text:p>0</text:p>
          </table:table-cell>
          <table:table-cell office:value-type="float" office:value="0.00215190227079785">
            <text:p>0.00215</text:p>
          </table:table-cell>
          <table:table-cell table:formula="of:=ABS([.C54]-[.B54])" office:value-type="float" office:value="0.00215190227079785">
            <text:p>0.0021519023</text:p>
          </table:table-cell>
          <table:table-cell table:number-columns-repeated="1020"/>
        </table:table-row>
        <table:table-row table:style-name="ro1">
          <table:table-cell office:value-type="string">
            <text:p>clean/56.pgm</text:p>
          </table:table-cell>
          <table:table-cell office:value-type="float" office:value="0">
            <text:p>0</text:p>
          </table:table-cell>
          <table:table-cell office:value-type="float" office:value="-0.00747169655078838">
            <text:p>-0.00747</text:p>
          </table:table-cell>
          <table:table-cell table:formula="of:=ABS([.C55]-[.B55])" office:value-type="float" office:value="0.00747169655078838">
            <text:p>0.0074716966</text:p>
          </table:table-cell>
          <table:table-cell table:number-columns-repeated="1020"/>
        </table:table-row>
        <table:table-row table:style-name="ro1">
          <table:table-cell office:value-type="string">
            <text:p>clean/57.pgm</text:p>
          </table:table-cell>
          <table:table-cell office:value-type="float" office:value="0">
            <text:p>0</text:p>
          </table:table-cell>
          <table:table-cell office:value-type="float" office:value="-0.00905336008776694">
            <text:p>-0.00905</text:p>
          </table:table-cell>
          <table:table-cell table:formula="of:=ABS([.C56]-[.B56])" office:value-type="float" office:value="0.00905336008776694">
            <text:p>0.0090533601</text:p>
          </table:table-cell>
          <table:table-cell table:number-columns-repeated="1020"/>
        </table:table-row>
        <table:table-row table:style-name="ro1">
          <table:table-cell office:value-type="string">
            <text:p>clean/58.pgm</text:p>
          </table:table-cell>
          <table:table-cell office:value-type="float" office:value="0">
            <text:p>0</text:p>
          </table:table-cell>
          <table:table-cell office:value-type="float" office:value="0.00719812137384685">
            <text:p>0.00720</text:p>
          </table:table-cell>
          <table:table-cell table:formula="of:=ABS([.C57]-[.B57])" office:value-type="float" office:value="0.00719812137384685">
            <text:p>0.0071981214</text:p>
          </table:table-cell>
          <table:table-cell table:number-columns-repeated="1020"/>
        </table:table-row>
        <table:table-row table:style-name="ro1">
          <table:table-cell office:value-type="string">
            <text:p>clean/59.pgm</text:p>
          </table:table-cell>
          <table:table-cell office:value-type="float" office:value="0">
            <text:p>0</text:p>
          </table:table-cell>
          <table:table-cell office:value-type="float" office:value="0.00186402514414535">
            <text:p>0.00186</text:p>
          </table:table-cell>
          <table:table-cell table:formula="of:=ABS([.C58]-[.B58])" office:value-type="float" office:value="0.00186402514414535">
            <text:p>0.0018640251</text:p>
          </table:table-cell>
          <table:table-cell table:number-columns-repeated="1020"/>
        </table:table-row>
        <table:table-row table:style-name="ro1">
          <table:table-cell office:value-type="string">
            <text:p>clean/6.pgm</text:p>
          </table:table-cell>
          <table:table-cell office:value-type="float" office:value="0">
            <text:p>0</text:p>
          </table:table-cell>
          <table:table-cell office:value-type="float" office:value="0.0119654239280293">
            <text:p>0.01197</text:p>
          </table:table-cell>
          <table:table-cell table:formula="of:=ABS([.C59]-[.B59])" office:value-type="float" office:value="0.0119654239280293">
            <text:p>0.0119654239</text:p>
          </table:table-cell>
          <table:table-cell table:number-columns-repeated="1020"/>
        </table:table-row>
        <table:table-row table:style-name="ro1">
          <table:table-cell office:value-type="string">
            <text:p>clean/60.pgm</text:p>
          </table:table-cell>
          <table:table-cell office:value-type="float" office:value="0">
            <text:p>0</text:p>
          </table:table-cell>
          <table:table-cell office:value-type="float" office:value="0.00250072137440444">
            <text:p>0.00250</text:p>
          </table:table-cell>
          <table:table-cell table:formula="of:=ABS([.C60]-[.B60])" office:value-type="float" office:value="0.00250072137440444">
            <text:p>0.0025007214</text:p>
          </table:table-cell>
          <table:table-cell table:number-columns-repeated="1020"/>
        </table:table-row>
        <table:table-row table:style-name="ro1">
          <table:table-cell office:value-type="string">
            <text:p>clean/61.pgm</text:p>
          </table:table-cell>
          <table:table-cell office:value-type="float" office:value="0">
            <text:p>0</text:p>
          </table:table-cell>
          <table:table-cell office:value-type="float" office:value="-0.0007120628044388">
            <text:p>-0.00071</text:p>
          </table:table-cell>
          <table:table-cell table:formula="of:=ABS([.C61]-[.B61])" office:value-type="float" office:value="0.0007120628044388">
            <text:p>0.0007120628</text:p>
          </table:table-cell>
          <table:table-cell table:number-columns-repeated="1020"/>
        </table:table-row>
        <table:table-row table:style-name="ro1">
          <table:table-cell office:value-type="string">
            <text:p>clean/62.pgm</text:p>
          </table:table-cell>
          <table:table-cell office:value-type="float" office:value="0">
            <text:p>0</text:p>
          </table:table-cell>
          <table:table-cell office:value-type="float" office:value="0.00236877181693166">
            <text:p>0.00237</text:p>
          </table:table-cell>
          <table:table-cell table:formula="of:=ABS([.C62]-[.B62])" office:value-type="float" office:value="0.00236877181693166">
            <text:p>0.0023687718</text:p>
          </table:table-cell>
          <table:table-cell table:number-columns-repeated="1020"/>
        </table:table-row>
        <table:table-row table:style-name="ro1">
          <table:table-cell office:value-type="string">
            <text:p>clean/63.pgm</text:p>
          </table:table-cell>
          <table:table-cell office:value-type="float" office:value="0">
            <text:p>0</text:p>
          </table:table-cell>
          <table:table-cell office:value-type="float" office:value="-0.00523903160933585">
            <text:p>-0.00524</text:p>
          </table:table-cell>
          <table:table-cell table:formula="of:=ABS([.C63]-[.B63])" office:value-type="float" office:value="0.00523903160933585">
            <text:p>0.0052390316</text:p>
          </table:table-cell>
          <table:table-cell table:number-columns-repeated="1020"/>
        </table:table-row>
        <table:table-row table:style-name="ro1">
          <table:table-cell office:value-type="string">
            <text:p>clean/64.pgm</text:p>
          </table:table-cell>
          <table:table-cell office:value-type="float" office:value="0">
            <text:p>0</text:p>
          </table:table-cell>
          <table:table-cell office:value-type="float" office:value="-0.00480154073339588">
            <text:p>-0.00480</text:p>
          </table:table-cell>
          <table:table-cell table:formula="of:=ABS([.C64]-[.B64])" office:value-type="float" office:value="0.00480154073339588">
            <text:p>0.0048015407</text:p>
          </table:table-cell>
          <table:table-cell table:number-columns-repeated="1020"/>
        </table:table-row>
        <table:table-row table:style-name="ro1">
          <table:table-cell office:value-type="string">
            <text:p>clean/65.pgm</text:p>
          </table:table-cell>
          <table:table-cell office:value-type="float" office:value="0">
            <text:p>0</text:p>
          </table:table-cell>
          <table:table-cell office:value-type="float" office:value="0.00330470441142628">
            <text:p>0.00330</text:p>
          </table:table-cell>
          <table:table-cell table:formula="of:=ABS([.C65]-[.B65])" office:value-type="float" office:value="0.00330470441142628">
            <text:p>0.0033047044</text:p>
          </table:table-cell>
          <table:table-cell table:number-columns-repeated="1020"/>
        </table:table-row>
        <table:table-row table:style-name="ro1">
          <table:table-cell office:value-type="string">
            <text:p>clean/66.pgm</text:p>
          </table:table-cell>
          <table:table-cell office:value-type="float" office:value="0">
            <text:p>0</text:p>
          </table:table-cell>
          <table:table-cell office:value-type="float" office:value="0.00218725580762518">
            <text:p>0.00219</text:p>
          </table:table-cell>
          <table:table-cell table:formula="of:=ABS([.C66]-[.B66])" office:value-type="float" office:value="0.00218725580762518">
            <text:p>0.0021872558</text:p>
          </table:table-cell>
          <table:table-cell table:number-columns-repeated="1020"/>
        </table:table-row>
        <table:table-row table:style-name="ro1">
          <table:table-cell office:value-type="string">
            <text:p>clean/67.pgm</text:p>
          </table:table-cell>
          <table:table-cell office:value-type="float" office:value="0">
            <text:p>0</text:p>
          </table:table-cell>
          <table:table-cell office:value-type="float" office:value="0.00127483516732813">
            <text:p>0.00127</text:p>
          </table:table-cell>
          <table:table-cell table:formula="of:=ABS([.C67]-[.B67])" office:value-type="float" office:value="0.00127483516732813">
            <text:p>0.0012748352</text:p>
          </table:table-cell>
          <table:table-cell table:number-columns-repeated="1020"/>
        </table:table-row>
        <table:table-row table:style-name="ro1">
          <table:table-cell office:value-type="string">
            <text:p>clean/68.pgm</text:p>
          </table:table-cell>
          <table:table-cell office:value-type="float" office:value="0">
            <text:p>0</text:p>
          </table:table-cell>
          <table:table-cell office:value-type="float" office:value="-0.00291149914697393">
            <text:p>-0.00291</text:p>
          </table:table-cell>
          <table:table-cell table:formula="of:=ABS([.C68]-[.B68])" office:value-type="float" office:value="0.00291149914697393">
            <text:p>0.0029114991</text:p>
          </table:table-cell>
          <table:table-cell table:number-columns-repeated="1020"/>
        </table:table-row>
        <table:table-row table:style-name="ro1">
          <table:table-cell office:value-type="string">
            <text:p>clean/69.pgm</text:p>
          </table:table-cell>
          <table:table-cell office:value-type="float" office:value="0">
            <text:p>0</text:p>
          </table:table-cell>
          <table:table-cell office:value-type="float" office:value="0.00682694026785473">
            <text:p>0.00683</text:p>
          </table:table-cell>
          <table:table-cell table:formula="of:=ABS([.C69]-[.B69])" office:value-type="float" office:value="0.00682694026785473">
            <text:p>0.0068269403</text:p>
          </table:table-cell>
          <table:table-cell table:number-columns-repeated="1020"/>
        </table:table-row>
        <table:table-row table:style-name="ro1">
          <table:table-cell office:value-type="string">
            <text:p>clean/7.pgm</text:p>
          </table:table-cell>
          <table:table-cell office:value-type="float" office:value="0">
            <text:p>0</text:p>
          </table:table-cell>
          <table:table-cell office:value-type="float" office:value="0.0235671902903822">
            <text:p>0.02357</text:p>
          </table:table-cell>
          <table:table-cell table:formula="of:=ABS([.C70]-[.B70])" office:value-type="float" office:value="0.0235671902903822">
            <text:p>0.0235671903</text:p>
          </table:table-cell>
          <table:table-cell table:number-columns-repeated="1020"/>
        </table:table-row>
        <table:table-row table:style-name="ro1">
          <table:table-cell office:value-type="string">
            <text:p>clean/70.pgm</text:p>
          </table:table-cell>
          <table:table-cell office:value-type="float" office:value="0">
            <text:p>0</text:p>
          </table:table-cell>
          <table:table-cell office:value-type="float" office:value="-0.00148800942623248">
            <text:p>-0.00149</text:p>
          </table:table-cell>
          <table:table-cell table:formula="of:=ABS([.C71]-[.B71])" office:value-type="float" office:value="0.00148800942623248">
            <text:p>0.0014880094</text:p>
          </table:table-cell>
          <table:table-cell table:number-columns-repeated="1020"/>
        </table:table-row>
        <table:table-row table:style-name="ro1">
          <table:table-cell office:value-type="string">
            <text:p>clean/71.pgm</text:p>
          </table:table-cell>
          <table:table-cell office:value-type="float" office:value="0">
            <text:p>0</text:p>
          </table:table-cell>
          <table:table-cell office:value-type="float" office:value="0.046566638580265">
            <text:p>0.04657</text:p>
          </table:table-cell>
          <table:table-cell table:formula="of:=ABS([.C72]-[.B72])" office:value-type="float" office:value="0.046566638580265">
            <text:p>0.0465666386</text:p>
          </table:table-cell>
          <table:table-cell table:number-columns-repeated="1020"/>
        </table:table-row>
        <table:table-row table:style-name="ro1">
          <table:table-cell office:value-type="string">
            <text:p>clean/72.pgm</text:p>
          </table:table-cell>
          <table:table-cell office:value-type="float" office:value="0">
            <text:p>0</text:p>
          </table:table-cell>
          <table:table-cell office:value-type="float" office:value="0.0103350213013009">
            <text:p>0.01034</text:p>
          </table:table-cell>
          <table:table-cell table:formula="of:=ABS([.C73]-[.B73])" office:value-type="float" office:value="0.0103350213013009">
            <text:p>0.0103350213</text:p>
          </table:table-cell>
          <table:table-cell table:number-columns-repeated="1020"/>
        </table:table-row>
        <table:table-row table:style-name="ro1">
          <table:table-cell office:value-type="string">
            <text:p>clean/73.pgm</text:p>
          </table:table-cell>
          <table:table-cell office:value-type="float" office:value="0">
            <text:p>0</text:p>
          </table:table-cell>
          <table:table-cell office:value-type="float" office:value="0.00152393032675562">
            <text:p>0.00152</text:p>
          </table:table-cell>
          <table:table-cell table:formula="of:=ABS([.C74]-[.B74])" office:value-type="float" office:value="0.00152393032675562">
            <text:p>0.0015239303</text:p>
          </table:table-cell>
          <table:table-cell table:number-columns-repeated="1020"/>
        </table:table-row>
        <table:table-row table:style-name="ro1">
          <table:table-cell office:value-type="string">
            <text:p>clean/74.pgm</text:p>
          </table:table-cell>
          <table:table-cell office:value-type="float" office:value="0">
            <text:p>0</text:p>
          </table:table-cell>
          <table:table-cell office:value-type="float" office:value="-0.0131343616765187">
            <text:p>-0.01313</text:p>
          </table:table-cell>
          <table:table-cell table:formula="of:=ABS([.C75]-[.B75])" office:value-type="float" office:value="0.0131343616765187">
            <text:p>0.0131343617</text:p>
          </table:table-cell>
          <table:table-cell table:number-columns-repeated="1020"/>
        </table:table-row>
        <table:table-row table:style-name="ro1">
          <table:table-cell office:value-type="string">
            <text:p>clean/75.pgm</text:p>
          </table:table-cell>
          <table:table-cell office:value-type="float" office:value="0">
            <text:p>0</text:p>
          </table:table-cell>
          <table:table-cell office:value-type="float" office:value="0.0907106518417161">
            <text:p>0.09071</text:p>
          </table:table-cell>
          <table:table-cell table:formula="of:=ABS([.C76]-[.B76])" office:value-type="float" office:value="0.0907106518417161">
            <text:p>0.0907106518</text:p>
          </table:table-cell>
          <table:table-cell table:number-columns-repeated="1020"/>
        </table:table-row>
        <table:table-row table:style-name="ro1">
          <table:table-cell office:value-type="string">
            <text:p>clean/76.pgm</text:p>
          </table:table-cell>
          <table:table-cell office:value-type="float" office:value="0">
            <text:p>0</text:p>
          </table:table-cell>
          <table:table-cell office:value-type="float" office:value="-0.00114619207616085">
            <text:p>-0.00115</text:p>
          </table:table-cell>
          <table:table-cell table:formula="of:=ABS([.C77]-[.B77])" office:value-type="float" office:value="0.00114619207616085">
            <text:p>0.0011461921</text:p>
          </table:table-cell>
          <table:table-cell table:number-columns-repeated="1020"/>
        </table:table-row>
        <table:table-row table:style-name="ro1">
          <table:table-cell office:value-type="string">
            <text:p>clean/77.pgm</text:p>
          </table:table-cell>
          <table:table-cell office:value-type="float" office:value="0">
            <text:p>0</text:p>
          </table:table-cell>
          <table:table-cell office:value-type="float" office:value="0.00124839519876886">
            <text:p>0.00125</text:p>
          </table:table-cell>
          <table:table-cell table:formula="of:=ABS([.C78]-[.B78])" office:value-type="float" office:value="0.00124839519876886">
            <text:p>0.0012483952</text:p>
          </table:table-cell>
          <table:table-cell table:number-columns-repeated="1020"/>
        </table:table-row>
        <table:table-row table:style-name="ro1">
          <table:table-cell office:value-type="string">
            <text:p>clean/78.pgm</text:p>
          </table:table-cell>
          <table:table-cell office:value-type="float" office:value="0">
            <text:p>0</text:p>
          </table:table-cell>
          <table:table-cell office:value-type="float" office:value="0.0123424182034547">
            <text:p>0.01234</text:p>
          </table:table-cell>
          <table:table-cell table:formula="of:=ABS([.C79]-[.B79])" office:value-type="float" office:value="0.0123424182034547">
            <text:p>0.0123424182</text:p>
          </table:table-cell>
          <table:table-cell table:number-columns-repeated="1020"/>
        </table:table-row>
        <table:table-row table:style-name="ro1">
          <table:table-cell office:value-type="string">
            <text:p>clean/79.pgm</text:p>
          </table:table-cell>
          <table:table-cell office:value-type="float" office:value="0">
            <text:p>0</text:p>
          </table:table-cell>
          <table:table-cell office:value-type="float" office:value="0.0166092948151943">
            <text:p>0.01661</text:p>
          </table:table-cell>
          <table:table-cell table:formula="of:=ABS([.C80]-[.B80])" office:value-type="float" office:value="0.0166092948151943">
            <text:p>0.0166092948</text:p>
          </table:table-cell>
          <table:table-cell table:number-columns-repeated="1020"/>
        </table:table-row>
        <table:table-row table:style-name="ro1">
          <table:table-cell office:value-type="string">
            <text:p>clean/8.pgm</text:p>
          </table:table-cell>
          <table:table-cell office:value-type="float" office:value="0">
            <text:p>0</text:p>
          </table:table-cell>
          <table:table-cell office:value-type="float" office:value="0.0154537266921791">
            <text:p>0.01545</text:p>
          </table:table-cell>
          <table:table-cell table:formula="of:=ABS([.C81]-[.B81])" office:value-type="float" office:value="0.0154537266921791">
            <text:p>0.0154537267</text:p>
          </table:table-cell>
          <table:table-cell table:number-columns-repeated="1020"/>
        </table:table-row>
        <table:table-row table:style-name="ro1">
          <table:table-cell office:value-type="string">
            <text:p>clean/80.pgm</text:p>
          </table:table-cell>
          <table:table-cell office:value-type="float" office:value="0">
            <text:p>0</text:p>
          </table:table-cell>
          <table:table-cell office:value-type="float" office:value="0.00661476146030067">
            <text:p>0.00661</text:p>
          </table:table-cell>
          <table:table-cell table:formula="of:=ABS([.C82]-[.B82])" office:value-type="float" office:value="0.00661476146030067">
            <text:p>0.0066147615</text:p>
          </table:table-cell>
          <table:table-cell table:number-columns-repeated="1020"/>
        </table:table-row>
        <table:table-row table:style-name="ro1">
          <table:table-cell office:value-type="string">
            <text:p>clean/81.pgm</text:p>
          </table:table-cell>
          <table:table-cell office:value-type="float" office:value="0">
            <text:p>0</text:p>
          </table:table-cell>
          <table:table-cell office:value-type="float" office:value="-0.00654208551201744">
            <text:p>-0.00654</text:p>
          </table:table-cell>
          <table:table-cell table:formula="of:=ABS([.C83]-[.B83])" office:value-type="float" office:value="0.00654208551201744">
            <text:p>0.0065420855</text:p>
          </table:table-cell>
          <table:table-cell table:number-columns-repeated="1020"/>
        </table:table-row>
        <table:table-row table:style-name="ro1">
          <table:table-cell office:value-type="string">
            <text:p>clean/82.pgm</text:p>
          </table:table-cell>
          <table:table-cell office:value-type="float" office:value="0">
            <text:p>0</text:p>
          </table:table-cell>
          <table:table-cell office:value-type="float" office:value="0.0345650564397765">
            <text:p>0.03457</text:p>
          </table:table-cell>
          <table:table-cell table:formula="of:=ABS([.C84]-[.B84])" office:value-type="float" office:value="0.0345650564397765">
            <text:p>0.0345650564</text:p>
          </table:table-cell>
          <table:table-cell table:number-columns-repeated="1020"/>
        </table:table-row>
        <table:table-row table:style-name="ro1">
          <table:table-cell office:value-type="string">
            <text:p>clean/83.pgm</text:p>
          </table:table-cell>
          <table:table-cell office:value-type="float" office:value="0">
            <text:p>0</text:p>
          </table:table-cell>
          <table:table-cell office:value-type="float" office:value="0.00596818755168609">
            <text:p>0.00597</text:p>
          </table:table-cell>
          <table:table-cell table:formula="of:=ABS([.C85]-[.B85])" office:value-type="float" office:value="0.00596818755168609">
            <text:p>0.0059681876</text:p>
          </table:table-cell>
          <table:table-cell table:number-columns-repeated="1020"/>
        </table:table-row>
        <table:table-row table:style-name="ro1">
          <table:table-cell office:value-type="string">
            <text:p>clean/84.pgm</text:p>
          </table:table-cell>
          <table:table-cell office:value-type="float" office:value="0">
            <text:p>0</text:p>
          </table:table-cell>
          <table:table-cell office:value-type="float" office:value="0.0128781782762843">
            <text:p>0.01288</text:p>
          </table:table-cell>
          <table:table-cell table:formula="of:=ABS([.C86]-[.B86])" office:value-type="float" office:value="0.0128781782762843">
            <text:p>0.0128781783</text:p>
          </table:table-cell>
          <table:table-cell table:number-columns-repeated="1020"/>
        </table:table-row>
        <table:table-row table:style-name="ro1">
          <table:table-cell office:value-type="string">
            <text:p>clean/85.pgm</text:p>
          </table:table-cell>
          <table:table-cell office:value-type="float" office:value="0">
            <text:p>0</text:p>
          </table:table-cell>
          <table:table-cell office:value-type="float" office:value="0.00970997992274731">
            <text:p>0.00971</text:p>
          </table:table-cell>
          <table:table-cell table:formula="of:=ABS([.C87]-[.B87])" office:value-type="float" office:value="0.00970997992274731">
            <text:p>0.0097099799</text:p>
          </table:table-cell>
          <table:table-cell table:number-columns-repeated="1020"/>
        </table:table-row>
        <table:table-row table:style-name="ro1">
          <table:table-cell office:value-type="string">
            <text:p>clean/86.pgm</text:p>
          </table:table-cell>
          <table:table-cell office:value-type="float" office:value="0">
            <text:p>0</text:p>
          </table:table-cell>
          <table:table-cell office:value-type="float" office:value="0.00084917472940421">
            <text:p>0.00085</text:p>
          </table:table-cell>
          <table:table-cell table:formula="of:=ABS([.C88]-[.B88])" office:value-type="float" office:value="0.00084917472940421">
            <text:p>0.0008491747</text:p>
          </table:table-cell>
          <table:table-cell table:number-columns-repeated="1020"/>
        </table:table-row>
        <table:table-row table:style-name="ro1">
          <table:table-cell office:value-type="string">
            <text:p>clean/87.pgm</text:p>
          </table:table-cell>
          <table:table-cell office:value-type="float" office:value="0">
            <text:p>0</text:p>
          </table:table-cell>
          <table:table-cell office:value-type="float" office:value="-0.00104366674345161">
            <text:p>-0.00104</text:p>
          </table:table-cell>
          <table:table-cell table:formula="of:=ABS([.C89]-[.B89])" office:value-type="float" office:value="0.00104366674345161">
            <text:p>0.0010436667</text:p>
          </table:table-cell>
          <table:table-cell table:number-columns-repeated="1020"/>
        </table:table-row>
        <table:table-row table:style-name="ro1">
          <table:table-cell office:value-type="string">
            <text:p>clean/88.pgm</text:p>
          </table:table-cell>
          <table:table-cell office:value-type="float" office:value="0">
            <text:p>0</text:p>
          </table:table-cell>
          <table:table-cell office:value-type="float" office:value="-0.00017899482844051">
            <text:p>-0.00018</text:p>
          </table:table-cell>
          <table:table-cell table:formula="of:=ABS([.C90]-[.B90])" office:value-type="float" office:value="0.00017899482844051">
            <text:p>0.0001789948</text:p>
          </table:table-cell>
          <table:table-cell table:number-columns-repeated="1020"/>
        </table:table-row>
        <table:table-row table:style-name="ro1">
          <table:table-cell office:value-type="string">
            <text:p>clean/89.pgm</text:p>
          </table:table-cell>
          <table:table-cell office:value-type="float" office:value="0">
            <text:p>0</text:p>
          </table:table-cell>
          <table:table-cell office:value-type="float" office:value="-0.0102794030340934">
            <text:p>-0.01028</text:p>
          </table:table-cell>
          <table:table-cell table:formula="of:=ABS([.C91]-[.B91])" office:value-type="float" office:value="0.0102794030340934">
            <text:p>0.010279403</text:p>
          </table:table-cell>
          <table:table-cell table:number-columns-repeated="1020"/>
        </table:table-row>
        <table:table-row table:style-name="ro1">
          <table:table-cell office:value-type="string">
            <text:p>clean/9.pgm</text:p>
          </table:table-cell>
          <table:table-cell office:value-type="float" office:value="0">
            <text:p>0</text:p>
          </table:table-cell>
          <table:table-cell office:value-type="float" office:value="-0.00996735920219309">
            <text:p>-0.00997</text:p>
          </table:table-cell>
          <table:table-cell table:formula="of:=ABS([.C92]-[.B92])" office:value-type="float" office:value="0.00996735920219309">
            <text:p>0.0099673592</text:p>
          </table:table-cell>
          <table:table-cell table:number-columns-repeated="1020"/>
        </table:table-row>
        <table:table-row table:style-name="ro1">
          <table:table-cell office:value-type="string">
            <text:p>clean/90.pgm</text:p>
          </table:table-cell>
          <table:table-cell office:value-type="float" office:value="0">
            <text:p>0</text:p>
          </table:table-cell>
          <table:table-cell office:value-type="float" office:value="-0.00271042226268881">
            <text:p>-0.00271</text:p>
          </table:table-cell>
          <table:table-cell table:formula="of:=ABS([.C93]-[.B93])" office:value-type="float" office:value="0.00271042226268881">
            <text:p>0.0027104223</text:p>
          </table:table-cell>
          <table:table-cell table:number-columns-repeated="1020"/>
        </table:table-row>
        <table:table-row table:style-name="ro1">
          <table:table-cell office:value-type="string">
            <text:p>clean/91.pgm</text:p>
          </table:table-cell>
          <table:table-cell office:value-type="float" office:value="0">
            <text:p>0</text:p>
          </table:table-cell>
          <table:table-cell office:value-type="float" office:value="-0.0077803013048841">
            <text:p>-0.00778</text:p>
          </table:table-cell>
          <table:table-cell table:formula="of:=ABS([.C94]-[.B94])" office:value-type="float" office:value="0.0077803013048841">
            <text:p>0.0077803013</text:p>
          </table:table-cell>
          <table:table-cell table:number-columns-repeated="1020"/>
        </table:table-row>
        <table:table-row table:style-name="ro1">
          <table:table-cell office:value-type="string">
            <text:p>clean/92.pgm</text:p>
          </table:table-cell>
          <table:table-cell office:value-type="float" office:value="0">
            <text:p>0</text:p>
          </table:table-cell>
          <table:table-cell office:value-type="float" office:value="-0.00319281959946879">
            <text:p>-0.00319</text:p>
          </table:table-cell>
          <table:table-cell table:formula="of:=ABS([.C95]-[.B95])" office:value-type="float" office:value="0.00319281959946879">
            <text:p>0.0031928196</text:p>
          </table:table-cell>
          <table:table-cell table:number-columns-repeated="1020"/>
        </table:table-row>
        <table:table-row table:style-name="ro1">
          <table:table-cell office:value-type="string">
            <text:p>clean/93.pgm</text:p>
          </table:table-cell>
          <table:table-cell office:value-type="float" office:value="0">
            <text:p>0</text:p>
          </table:table-cell>
          <table:table-cell office:value-type="float" office:value="0.00942168373659278">
            <text:p>0.00942</text:p>
          </table:table-cell>
          <table:table-cell table:formula="of:=ABS([.C96]-[.B96])" office:value-type="float" office:value="0.00942168373659278">
            <text:p>0.0094216837</text:p>
          </table:table-cell>
          <table:table-cell table:number-columns-repeated="1020"/>
        </table:table-row>
        <table:table-row table:style-name="ro1">
          <table:table-cell office:value-type="string">
            <text:p>clean/94.pgm</text:p>
          </table:table-cell>
          <table:table-cell office:value-type="float" office:value="0">
            <text:p>0</text:p>
          </table:table-cell>
          <table:table-cell office:value-type="float" office:value="-0.000146749311819943">
            <text:p>-0.00015</text:p>
          </table:table-cell>
          <table:table-cell table:formula="of:=ABS([.C97]-[.B97])" office:value-type="float" office:value="0.000146749311819943">
            <text:p>0.0001467493</text:p>
          </table:table-cell>
          <table:table-cell table:number-columns-repeated="1020"/>
        </table:table-row>
        <table:table-row table:style-name="ro1">
          <table:table-cell office:value-type="string">
            <text:p>clean/95.pgm</text:p>
          </table:table-cell>
          <table:table-cell office:value-type="float" office:value="0">
            <text:p>0</text:p>
          </table:table-cell>
          <table:table-cell office:value-type="float" office:value="-0.00310804291055731">
            <text:p>-0.00311</text:p>
          </table:table-cell>
          <table:table-cell table:formula="of:=ABS([.C98]-[.B98])" office:value-type="float" office:value="0.00310804291055731">
            <text:p>0.0031080429</text:p>
          </table:table-cell>
          <table:table-cell table:number-columns-repeated="1020"/>
        </table:table-row>
        <table:table-row table:style-name="ro1">
          <table:table-cell office:value-type="string">
            <text:p>clean/96.pgm</text:p>
          </table:table-cell>
          <table:table-cell office:value-type="float" office:value="0">
            <text:p>0</text:p>
          </table:table-cell>
          <table:table-cell office:value-type="float" office:value="-0.0130907938191532">
            <text:p>-0.01309</text:p>
          </table:table-cell>
          <table:table-cell table:formula="of:=ABS([.C99]-[.B99])" office:value-type="float" office:value="0.0130907938191532">
            <text:p>0.0130907938</text:p>
          </table:table-cell>
          <table:table-cell table:number-columns-repeated="1020"/>
        </table:table-row>
        <table:table-row table:style-name="ro1">
          <table:table-cell office:value-type="string">
            <text:p>clean/97.pgm</text:p>
          </table:table-cell>
          <table:table-cell office:value-type="float" office:value="0">
            <text:p>0</text:p>
          </table:table-cell>
          <table:table-cell office:value-type="float" office:value="-0.00344267738936536">
            <text:p>-0.00344</text:p>
          </table:table-cell>
          <table:table-cell table:formula="of:=ABS([.C100]-[.B100])" office:value-type="float" office:value="0.00344267738936536">
            <text:p>0.0034426774</text:p>
          </table:table-cell>
          <table:table-cell table:number-columns-repeated="1020"/>
        </table:table-row>
        <table:table-row table:style-name="ro1">
          <table:table-cell office:value-type="string">
            <text:p>clean/98.pgm</text:p>
          </table:table-cell>
          <table:table-cell office:value-type="float" office:value="0">
            <text:p>0</text:p>
          </table:table-cell>
          <table:table-cell office:value-type="float" office:value="-0.00376637452025468">
            <text:p>-0.00377</text:p>
          </table:table-cell>
          <table:table-cell table:formula="of:=ABS([.C101]-[.B101])" office:value-type="float" office:value="0.00376637452025468">
            <text:p>0.0037663745</text:p>
          </table:table-cell>
          <table:table-cell table:number-columns-repeated="1020"/>
        </table:table-row>
        <table:table-row table:style-name="ro1">
          <table:table-cell office:value-type="string">
            <text:p>clean/99.pgm</text:p>
          </table:table-cell>
          <table:table-cell office:value-type="float" office:value="0">
            <text:p>0</text:p>
          </table:table-cell>
          <table:table-cell office:value-type="float" office:value="-0.000512405336678525">
            <text:p>-0.00051</text:p>
          </table:table-cell>
          <table:table-cell table:formula="of:=ABS([.C102]-[.B102])" office:value-type="float" office:value="0.000512405336678525">
            <text:p>0.0005124053</text:p>
          </table:table-cell>
          <table:table-cell table:number-columns-repeated="1020"/>
        </table:table-row>
        <table:table-row table:style-name="ro1">
          <table:table-cell office:value-type="string">
            <text:p>embedded/0.pgm</text:p>
          </table:table-cell>
          <table:table-cell office:value-type="float" office:value="0.05">
            <text:p>0.05</text:p>
          </table:table-cell>
          <table:table-cell office:value-type="float" office:value="0.0651778965769918">
            <text:p>0.06518</text:p>
          </table:table-cell>
          <table:table-cell table:formula="of:=ABS([.C103]-[.B103])" office:value-type="float" office:value="0.0151778965769918">
            <text:p>0.0151778966</text:p>
          </table:table-cell>
          <table:table-cell table:number-columns-repeated="1020"/>
        </table:table-row>
        <table:table-row table:style-name="ro1">
          <table:table-cell office:value-type="string">
            <text:p>embedded/1.pgm</text:p>
          </table:table-cell>
          <table:table-cell office:value-type="float" office:value="0.05">
            <text:p>0.05</text:p>
          </table:table-cell>
          <table:table-cell office:value-type="float" office:value="0.0800140648091809">
            <text:p>0.08001</text:p>
          </table:table-cell>
          <table:table-cell table:formula="of:=ABS([.C104]-[.B104])" office:value-type="float" office:value="0.0300140648091809">
            <text:p>0.0300140648</text:p>
          </table:table-cell>
          <table:table-cell table:number-columns-repeated="1020"/>
        </table:table-row>
        <table:table-row table:style-name="ro1">
          <table:table-cell office:value-type="string">
            <text:p>embedded/10.pgm</text:p>
          </table:table-cell>
          <table:table-cell office:value-type="float" office:value="0.05">
            <text:p>0.05</text:p>
          </table:table-cell>
          <table:table-cell office:value-type="float" office:value="0.0789484149903886">
            <text:p>0.07895</text:p>
          </table:table-cell>
          <table:table-cell table:formula="of:=ABS([.C105]-[.B105])" office:value-type="float" office:value="0.0289484149903886">
            <text:p>0.028948415</text:p>
          </table:table-cell>
          <table:table-cell table:number-columns-repeated="1020"/>
        </table:table-row>
        <table:table-row table:style-name="ro1">
          <table:table-cell office:value-type="string">
            <text:p>embedded/100.pgm</text:p>
          </table:table-cell>
          <table:table-cell office:value-type="float" office:value="0.05">
            <text:p>0.05</text:p>
          </table:table-cell>
          <table:table-cell office:value-type="float" office:value="0.0514534961147486">
            <text:p>0.05145</text:p>
          </table:table-cell>
          <table:table-cell table:formula="of:=ABS([.C106]-[.B106])" office:value-type="float" office:value="0.00145349611474857">
            <text:p>0.0014534961</text:p>
          </table:table-cell>
          <table:table-cell table:number-columns-repeated="1020"/>
        </table:table-row>
        <table:table-row table:style-name="ro1">
          <table:table-cell office:value-type="string">
            <text:p>embedded/11.pgm</text:p>
          </table:table-cell>
          <table:table-cell office:value-type="float" office:value="0.05">
            <text:p>0.05</text:p>
          </table:table-cell>
          <table:table-cell office:value-type="float" office:value="0.175960271408161">
            <text:p>0.17596</text:p>
          </table:table-cell>
          <table:table-cell table:formula="of:=ABS([.C107]-[.B107])" office:value-type="float" office:value="0.125960271408161">
            <text:p>0.1259602714</text:p>
          </table:table-cell>
          <table:table-cell table:number-columns-repeated="1020"/>
        </table:table-row>
        <table:table-row table:style-name="ro1">
          <table:table-cell office:value-type="string">
            <text:p>embedded/12.pgm</text:p>
          </table:table-cell>
          <table:table-cell office:value-type="float" office:value="0.05">
            <text:p>0.05</text:p>
          </table:table-cell>
          <table:table-cell office:value-type="float" office:value="0.0876961873555521">
            <text:p>0.08770</text:p>
          </table:table-cell>
          <table:table-cell table:formula="of:=ABS([.C108]-[.B108])" office:value-type="float" office:value="0.0376961873555521">
            <text:p>0.0376961874</text:p>
          </table:table-cell>
          <table:table-cell table:number-columns-repeated="1020"/>
        </table:table-row>
        <table:table-row table:style-name="ro1">
          <table:table-cell office:value-type="string">
            <text:p>embedded/13.pgm</text:p>
          </table:table-cell>
          <table:table-cell office:value-type="float" office:value="0.05">
            <text:p>0.05</text:p>
          </table:table-cell>
          <table:table-cell office:value-type="float" office:value="0.0794710807042452">
            <text:p>0.07947</text:p>
          </table:table-cell>
          <table:table-cell table:formula="of:=ABS([.C109]-[.B109])" office:value-type="float" office:value="0.0294710807042452">
            <text:p>0.0294710807</text:p>
          </table:table-cell>
          <table:table-cell table:number-columns-repeated="1020"/>
        </table:table-row>
        <table:table-row table:style-name="ro1">
          <table:table-cell office:value-type="string">
            <text:p>embedded/14.pgm</text:p>
          </table:table-cell>
          <table:table-cell office:value-type="float" office:value="0.05">
            <text:p>0.05</text:p>
          </table:table-cell>
          <table:table-cell office:value-type="float" office:value="0.0918136095153739">
            <text:p>0.09181</text:p>
          </table:table-cell>
          <table:table-cell table:formula="of:=ABS([.C110]-[.B110])" office:value-type="float" office:value="0.0418136095153739">
            <text:p>0.0418136095</text:p>
          </table:table-cell>
          <table:table-cell table:number-columns-repeated="1020"/>
        </table:table-row>
        <table:table-row table:style-name="ro1">
          <table:table-cell office:value-type="string">
            <text:p>embedded/15.pgm</text:p>
          </table:table-cell>
          <table:table-cell office:value-type="float" office:value="0.05">
            <text:p>0.05</text:p>
          </table:table-cell>
          <table:table-cell office:value-type="float" office:value="0.060914542015119">
            <text:p>0.06091</text:p>
          </table:table-cell>
          <table:table-cell table:formula="of:=ABS([.C111]-[.B111])" office:value-type="float" office:value="0.010914542015119">
            <text:p>0.010914542</text:p>
          </table:table-cell>
          <table:table-cell table:number-columns-repeated="1020"/>
        </table:table-row>
        <table:table-row table:style-name="ro1">
          <table:table-cell office:value-type="string">
            <text:p>embedded/16.pgm</text:p>
          </table:table-cell>
          <table:table-cell office:value-type="float" office:value="0.05">
            <text:p>0.05</text:p>
          </table:table-cell>
          <table:table-cell office:value-type="float" office:value="0.234179173956939">
            <text:p>0.23418</text:p>
          </table:table-cell>
          <table:table-cell table:formula="of:=ABS([.C112]-[.B112])" office:value-type="float" office:value="0.184179173956939">
            <text:p>0.184179174</text:p>
          </table:table-cell>
          <table:table-cell table:number-columns-repeated="1020"/>
        </table:table-row>
        <table:table-row table:style-name="ro1">
          <table:table-cell office:value-type="string">
            <text:p>embedded/17.pgm</text:p>
          </table:table-cell>
          <table:table-cell office:value-type="float" office:value="0.05">
            <text:p>0.05</text:p>
          </table:table-cell>
          <table:table-cell office:value-type="float" office:value="0.140041846698142">
            <text:p>0.14004</text:p>
          </table:table-cell>
          <table:table-cell table:formula="of:=ABS([.C113]-[.B113])" office:value-type="float" office:value="0.0900418466981421">
            <text:p>0.0900418467</text:p>
          </table:table-cell>
          <table:table-cell table:number-columns-repeated="1020"/>
        </table:table-row>
        <table:table-row table:style-name="ro1">
          <table:table-cell office:value-type="string">
            <text:p>embedded/18.pgm</text:p>
          </table:table-cell>
          <table:table-cell office:value-type="float" office:value="0.05">
            <text:p>0.05</text:p>
          </table:table-cell>
          <table:table-cell office:value-type="float" office:value="0.355625382330954">
            <text:p>0.35563</text:p>
          </table:table-cell>
          <table:table-cell table:formula="of:=ABS([.C114]-[.B114])" office:value-type="float" office:value="0.305625382330954">
            <text:p>0.3056253823</text:p>
          </table:table-cell>
          <table:table-cell table:number-columns-repeated="1020"/>
        </table:table-row>
        <table:table-row table:style-name="ro1">
          <table:table-cell office:value-type="string">
            <text:p>embedded/19.pgm</text:p>
          </table:table-cell>
          <table:table-cell office:value-type="float" office:value="0.05">
            <text:p>0.05</text:p>
          </table:table-cell>
          <table:table-cell office:value-type="float" office:value="0.113723727232548">
            <text:p>0.11372</text:p>
          </table:table-cell>
          <table:table-cell table:formula="of:=ABS([.C115]-[.B115])" office:value-type="float" office:value="0.063723727232548">
            <text:p>0.0637237272</text:p>
          </table:table-cell>
          <table:table-cell table:number-columns-repeated="1020"/>
        </table:table-row>
        <table:table-row table:style-name="ro1">
          <table:table-cell office:value-type="string">
            <text:p>embedded/2.pgm</text:p>
          </table:table-cell>
          <table:table-cell office:value-type="float" office:value="0.05">
            <text:p>0.05</text:p>
          </table:table-cell>
          <table:table-cell office:value-type="float" office:value="0.0984896146007237">
            <text:p>0.09849</text:p>
          </table:table-cell>
          <table:table-cell table:formula="of:=ABS([.C116]-[.B116])" office:value-type="float" office:value="0.0484896146007237">
            <text:p>0.0484896146</text:p>
          </table:table-cell>
          <table:table-cell table:number-columns-repeated="1020"/>
        </table:table-row>
        <table:table-row table:style-name="ro1">
          <table:table-cell office:value-type="string">
            <text:p>embedded/20.pgm</text:p>
          </table:table-cell>
          <table:table-cell office:value-type="float" office:value="0.05">
            <text:p>0.05</text:p>
          </table:table-cell>
          <table:table-cell office:value-type="float" office:value="0.0943788779293589">
            <text:p>0.09438</text:p>
          </table:table-cell>
          <table:table-cell table:formula="of:=ABS([.C117]-[.B117])" office:value-type="float" office:value="0.0443788779293589">
            <text:p>0.0443788779</text:p>
          </table:table-cell>
          <table:table-cell table:number-columns-repeated="1020"/>
        </table:table-row>
        <table:table-row table:style-name="ro1">
          <table:table-cell office:value-type="string">
            <text:p>embedded/21.pgm</text:p>
          </table:table-cell>
          <table:table-cell office:value-type="float" office:value="0.05">
            <text:p>0.05</text:p>
          </table:table-cell>
          <table:table-cell office:value-type="float" office:value="0.0411793031608634">
            <text:p>0.04118</text:p>
          </table:table-cell>
          <table:table-cell table:formula="of:=ABS([.C118]-[.B118])" office:value-type="float" office:value="0.00882069683913661">
            <text:p>0.0088206968</text:p>
          </table:table-cell>
          <table:table-cell table:number-columns-repeated="1020"/>
        </table:table-row>
        <table:table-row table:style-name="ro1">
          <table:table-cell office:value-type="string">
            <text:p>embedded/22.pgm</text:p>
          </table:table-cell>
          <table:table-cell office:value-type="float" office:value="0.05">
            <text:p>0.05</text:p>
          </table:table-cell>
          <table:table-cell office:value-type="float" office:value="0.0946003062792517">
            <text:p>0.09460</text:p>
          </table:table-cell>
          <table:table-cell table:formula="of:=ABS([.C119]-[.B119])" office:value-type="float" office:value="0.0446003062792517">
            <text:p>0.0446003063</text:p>
          </table:table-cell>
          <table:table-cell table:number-columns-repeated="1020"/>
        </table:table-row>
        <table:table-row table:style-name="ro1">
          <table:table-cell office:value-type="string">
            <text:p>embedded/23.pgm</text:p>
          </table:table-cell>
          <table:table-cell office:value-type="float" office:value="0.05">
            <text:p>0.05</text:p>
          </table:table-cell>
          <table:table-cell office:value-type="float" office:value="0.082007726153352">
            <text:p>0.08201</text:p>
          </table:table-cell>
          <table:table-cell table:formula="of:=ABS([.C120]-[.B120])" office:value-type="float" office:value="0.032007726153352">
            <text:p>0.0320077262</text:p>
          </table:table-cell>
          <table:table-cell table:number-columns-repeated="1020"/>
        </table:table-row>
        <table:table-row table:style-name="ro1">
          <table:table-cell office:value-type="string">
            <text:p>embedded/24.pgm</text:p>
          </table:table-cell>
          <table:table-cell office:value-type="float" office:value="0.05">
            <text:p>0.05</text:p>
          </table:table-cell>
          <table:table-cell office:value-type="float" office:value="0.0762786287234682">
            <text:p>0.07628</text:p>
          </table:table-cell>
          <table:table-cell table:formula="of:=ABS([.C121]-[.B121])" office:value-type="float" office:value="0.0262786287234682">
            <text:p>0.0262786287</text:p>
          </table:table-cell>
          <table:table-cell table:number-columns-repeated="1020"/>
        </table:table-row>
        <table:table-row table:style-name="ro1">
          <table:table-cell office:value-type="string">
            <text:p>embedded/25.pgm</text:p>
          </table:table-cell>
          <table:table-cell office:value-type="float" office:value="0.05">
            <text:p>0.05</text:p>
          </table:table-cell>
          <table:table-cell office:value-type="float" office:value="0.126366057888412">
            <text:p>0.12637</text:p>
          </table:table-cell>
          <table:table-cell table:formula="of:=ABS([.C122]-[.B122])" office:value-type="float" office:value="0.0763660578884122">
            <text:p>0.0763660579</text:p>
          </table:table-cell>
          <table:table-cell table:number-columns-repeated="1020"/>
        </table:table-row>
        <table:table-row table:style-name="ro1">
          <table:table-cell office:value-type="string">
            <text:p>embedded/26.pgm</text:p>
          </table:table-cell>
          <table:table-cell office:value-type="float" office:value="0.05">
            <text:p>0.05</text:p>
          </table:table-cell>
          <table:table-cell office:value-type="float" office:value="0.0366450783456238">
            <text:p>0.03665</text:p>
          </table:table-cell>
          <table:table-cell table:formula="of:=ABS([.C123]-[.B123])" office:value-type="float" office:value="0.0133549216543762">
            <text:p>0.0133549217</text:p>
          </table:table-cell>
          <table:table-cell table:number-columns-repeated="1020"/>
        </table:table-row>
        <table:table-row table:style-name="ro1">
          <table:table-cell office:value-type="string">
            <text:p>embedded/27.pgm</text:p>
          </table:table-cell>
          <table:table-cell office:value-type="float" office:value="0.05">
            <text:p>0.05</text:p>
          </table:table-cell>
          <table:table-cell office:value-type="float" office:value="0.0713100411048183">
            <text:p>0.07131</text:p>
          </table:table-cell>
          <table:table-cell table:formula="of:=ABS([.C124]-[.B124])" office:value-type="float" office:value="0.0213100411048183">
            <text:p>0.0213100411</text:p>
          </table:table-cell>
          <table:table-cell table:number-columns-repeated="1020"/>
        </table:table-row>
        <table:table-row table:style-name="ro1">
          <table:table-cell office:value-type="string">
            <text:p>embedded/28.pgm</text:p>
          </table:table-cell>
          <table:table-cell office:value-type="float" office:value="0.05">
            <text:p>0.05</text:p>
          </table:table-cell>
          <table:table-cell office:value-type="float" office:value="0.0594608423598939">
            <text:p>0.05946</text:p>
          </table:table-cell>
          <table:table-cell table:formula="of:=ABS([.C125]-[.B125])" office:value-type="float" office:value="0.00946084235989392">
            <text:p>0.0094608424</text:p>
          </table:table-cell>
          <table:table-cell table:number-columns-repeated="1020"/>
        </table:table-row>
        <table:table-row table:style-name="ro1">
          <table:table-cell office:value-type="string">
            <text:p>embedded/29.pgm</text:p>
          </table:table-cell>
          <table:table-cell office:value-type="float" office:value="0.05">
            <text:p>0.05</text:p>
          </table:table-cell>
          <table:table-cell office:value-type="float" office:value="0.0594466035658278">
            <text:p>0.05945</text:p>
          </table:table-cell>
          <table:table-cell table:formula="of:=ABS([.C126]-[.B126])" office:value-type="float" office:value="0.00944660356582782">
            <text:p>0.0094466036</text:p>
          </table:table-cell>
          <table:table-cell table:number-columns-repeated="1020"/>
        </table:table-row>
        <table:table-row table:style-name="ro1">
          <table:table-cell office:value-type="string">
            <text:p>embedded/3.pgm</text:p>
          </table:table-cell>
          <table:table-cell office:value-type="float" office:value="0.05">
            <text:p>0.05</text:p>
          </table:table-cell>
          <table:table-cell office:value-type="float" office:value="0.115986826151866">
            <text:p>0.11599</text:p>
          </table:table-cell>
          <table:table-cell table:formula="of:=ABS([.C127]-[.B127])" office:value-type="float" office:value="0.0659868261518657">
            <text:p>0.0659868262</text:p>
          </table:table-cell>
          <table:table-cell table:number-columns-repeated="1020"/>
        </table:table-row>
        <table:table-row table:style-name="ro1">
          <table:table-cell office:value-type="string">
            <text:p>embedded/30.pgm</text:p>
          </table:table-cell>
          <table:table-cell office:value-type="float" office:value="0.05">
            <text:p>0.05</text:p>
          </table:table-cell>
          <table:table-cell office:value-type="float" office:value="0.0552097849817618">
            <text:p>0.05521</text:p>
          </table:table-cell>
          <table:table-cell table:formula="of:=ABS([.C128]-[.B128])" office:value-type="float" office:value="0.00520978498176177">
            <text:p>0.005209785</text:p>
          </table:table-cell>
          <table:table-cell table:number-columns-repeated="1020"/>
        </table:table-row>
        <table:table-row table:style-name="ro1">
          <table:table-cell office:value-type="string">
            <text:p>embedded/31.pgm</text:p>
          </table:table-cell>
          <table:table-cell office:value-type="float" office:value="0.05">
            <text:p>0.05</text:p>
          </table:table-cell>
          <table:table-cell office:value-type="float" office:value="0.0618671559709538">
            <text:p>0.06187</text:p>
          </table:table-cell>
          <table:table-cell table:formula="of:=ABS([.C129]-[.B129])" office:value-type="float" office:value="0.0118671559709538">
            <text:p>0.011867156</text:p>
          </table:table-cell>
          <table:table-cell table:number-columns-repeated="1020"/>
        </table:table-row>
        <table:table-row table:style-name="ro1">
          <table:table-cell office:value-type="string">
            <text:p>embedded/32.pgm</text:p>
          </table:table-cell>
          <table:table-cell office:value-type="float" office:value="0.05">
            <text:p>0.05</text:p>
          </table:table-cell>
          <table:table-cell office:value-type="float" office:value="0.0592645676654209">
            <text:p>0.05926</text:p>
          </table:table-cell>
          <table:table-cell table:formula="of:=ABS([.C130]-[.B130])" office:value-type="float" office:value="0.00926456766542093">
            <text:p>0.0092645677</text:p>
          </table:table-cell>
          <table:table-cell table:number-columns-repeated="1020"/>
        </table:table-row>
        <table:table-row table:style-name="ro1">
          <table:table-cell office:value-type="string">
            <text:p>embedded/33.pgm</text:p>
          </table:table-cell>
          <table:table-cell office:value-type="float" office:value="0.05">
            <text:p>0.05</text:p>
          </table:table-cell>
          <table:table-cell office:value-type="float" office:value="0.0585421415927949">
            <text:p>0.05854</text:p>
          </table:table-cell>
          <table:table-cell table:formula="of:=ABS([.C131]-[.B131])" office:value-type="float" office:value="0.00854214159279485">
            <text:p>0.0085421416</text:p>
          </table:table-cell>
          <table:table-cell table:number-columns-repeated="1020"/>
        </table:table-row>
        <table:table-row table:style-name="ro1">
          <table:table-cell office:value-type="string">
            <text:p>embedded/34.pgm</text:p>
          </table:table-cell>
          <table:table-cell office:value-type="float" office:value="0.05">
            <text:p>0.05</text:p>
          </table:table-cell>
          <table:table-cell office:value-type="float" office:value="0.111607119393972">
            <text:p>0.11161</text:p>
          </table:table-cell>
          <table:table-cell table:formula="of:=ABS([.C132]-[.B132])" office:value-type="float" office:value="0.0616071193939718">
            <text:p>0.0616071194</text:p>
          </table:table-cell>
          <table:table-cell table:number-columns-repeated="1020"/>
        </table:table-row>
        <table:table-row table:style-name="ro1">
          <table:table-cell office:value-type="string">
            <text:p>embedded/35.pgm</text:p>
          </table:table-cell>
          <table:table-cell office:value-type="float" office:value="0.05">
            <text:p>0.05</text:p>
          </table:table-cell>
          <table:table-cell office:value-type="float" office:value="0.142298821442935">
            <text:p>0.14230</text:p>
          </table:table-cell>
          <table:table-cell table:formula="of:=ABS([.C133]-[.B133])" office:value-type="float" office:value="0.0922988214429346">
            <text:p>0.0922988214</text:p>
          </table:table-cell>
          <table:table-cell table:number-columns-repeated="1020"/>
        </table:table-row>
        <table:table-row table:style-name="ro1">
          <table:table-cell office:value-type="string">
            <text:p>embedded/36.pgm</text:p>
          </table:table-cell>
          <table:table-cell office:value-type="float" office:value="0.05">
            <text:p>0.05</text:p>
          </table:table-cell>
          <table:table-cell office:value-type="float" office:value="0.0647697759061718">
            <text:p>0.06477</text:p>
          </table:table-cell>
          <table:table-cell table:formula="of:=ABS([.C134]-[.B134])" office:value-type="float" office:value="0.0147697759061718">
            <text:p>0.0147697759</text:p>
          </table:table-cell>
          <table:table-cell table:number-columns-repeated="1020"/>
        </table:table-row>
        <table:table-row table:style-name="ro1">
          <table:table-cell office:value-type="string">
            <text:p>embedded/37.pgm</text:p>
          </table:table-cell>
          <table:table-cell office:value-type="float" office:value="0.05">
            <text:p>0.05</text:p>
          </table:table-cell>
          <table:table-cell office:value-type="float" office:value="0.0508847237910004">
            <text:p>0.05088</text:p>
          </table:table-cell>
          <table:table-cell table:formula="of:=ABS([.C135]-[.B135])" office:value-type="float" office:value="0.000884723791000359">
            <text:p>0.0008847238</text:p>
          </table:table-cell>
          <table:table-cell table:number-columns-repeated="1020"/>
        </table:table-row>
        <table:table-row table:style-name="ro1">
          <table:table-cell office:value-type="string">
            <text:p>embedded/38.pgm</text:p>
          </table:table-cell>
          <table:table-cell office:value-type="float" office:value="0.05">
            <text:p>0.05</text:p>
          </table:table-cell>
          <table:table-cell office:value-type="float" office:value="0.0590975896010704">
            <text:p>0.05910</text:p>
          </table:table-cell>
          <table:table-cell table:formula="of:=ABS([.C136]-[.B136])" office:value-type="float" office:value="0.00909758960107044">
            <text:p>0.0090975896</text:p>
          </table:table-cell>
          <table:table-cell table:number-columns-repeated="1020"/>
        </table:table-row>
        <table:table-row table:style-name="ro1">
          <table:table-cell office:value-type="string">
            <text:p>embedded/39.pgm</text:p>
          </table:table-cell>
          <table:table-cell office:value-type="float" office:value="0.05">
            <text:p>0.05</text:p>
          </table:table-cell>
          <table:table-cell office:value-type="float" office:value="0.0678789867293112">
            <text:p>0.06788</text:p>
          </table:table-cell>
          <table:table-cell table:formula="of:=ABS([.C137]-[.B137])" office:value-type="float" office:value="0.0178789867293112">
            <text:p>0.0178789867</text:p>
          </table:table-cell>
          <table:table-cell table:number-columns-repeated="1020"/>
        </table:table-row>
        <table:table-row table:style-name="ro1">
          <table:table-cell office:value-type="string">
            <text:p>embedded/4.pgm</text:p>
          </table:table-cell>
          <table:table-cell office:value-type="float" office:value="0.05">
            <text:p>0.05</text:p>
          </table:table-cell>
          <table:table-cell office:value-type="float" office:value="0.0940578316218372">
            <text:p>0.09406</text:p>
          </table:table-cell>
          <table:table-cell table:formula="of:=ABS([.C138]-[.B138])" office:value-type="float" office:value="0.0440578316218372">
            <text:p>0.0440578316</text:p>
          </table:table-cell>
          <table:table-cell table:number-columns-repeated="1020"/>
        </table:table-row>
        <table:table-row table:style-name="ro1">
          <table:table-cell office:value-type="string">
            <text:p>embedded/40.pgm</text:p>
          </table:table-cell>
          <table:table-cell office:value-type="float" office:value="0.05">
            <text:p>0.05</text:p>
          </table:table-cell>
          <table:table-cell office:value-type="float" office:value="0.0541473552449019">
            <text:p>0.05415</text:p>
          </table:table-cell>
          <table:table-cell table:formula="of:=ABS([.C139]-[.B139])" office:value-type="float" office:value="0.00414735524490191">
            <text:p>0.0041473552</text:p>
          </table:table-cell>
          <table:table-cell table:number-columns-repeated="1020"/>
        </table:table-row>
        <table:table-row table:style-name="ro1">
          <table:table-cell office:value-type="string">
            <text:p>embedded/41.pgm</text:p>
          </table:table-cell>
          <table:table-cell office:value-type="float" office:value="0.05">
            <text:p>0.05</text:p>
          </table:table-cell>
          <table:table-cell office:value-type="float" office:value="0.0742609593238474">
            <text:p>0.07426</text:p>
          </table:table-cell>
          <table:table-cell table:formula="of:=ABS([.C140]-[.B140])" office:value-type="float" office:value="0.0242609593238474">
            <text:p>0.0242609593</text:p>
          </table:table-cell>
          <table:table-cell table:number-columns-repeated="1020"/>
        </table:table-row>
        <table:table-row table:style-name="ro1">
          <table:table-cell office:value-type="string">
            <text:p>embedded/42.pgm</text:p>
          </table:table-cell>
          <table:table-cell office:value-type="float" office:value="0.05">
            <text:p>0.05</text:p>
          </table:table-cell>
          <table:table-cell office:value-type="float" office:value="0.0479946499965785">
            <text:p>0.04799</text:p>
          </table:table-cell>
          <table:table-cell table:formula="of:=ABS([.C141]-[.B141])" office:value-type="float" office:value="0.00200535000342147">
            <text:p>0.00200535</text:p>
          </table:table-cell>
          <table:table-cell table:number-columns-repeated="1020"/>
        </table:table-row>
        <table:table-row table:style-name="ro1">
          <table:table-cell office:value-type="string">
            <text:p>embedded/43.pgm</text:p>
          </table:table-cell>
          <table:table-cell office:value-type="float" office:value="0.05">
            <text:p>0.05</text:p>
          </table:table-cell>
          <table:table-cell office:value-type="float" office:value="0.0761109108587094">
            <text:p>0.07611</text:p>
          </table:table-cell>
          <table:table-cell table:formula="of:=ABS([.C142]-[.B142])" office:value-type="float" office:value="0.0261109108587094">
            <text:p>0.0261109109</text:p>
          </table:table-cell>
          <table:table-cell table:number-columns-repeated="1020"/>
        </table:table-row>
        <table:table-row table:style-name="ro1">
          <table:table-cell office:value-type="string">
            <text:p>embedded/44.pgm</text:p>
          </table:table-cell>
          <table:table-cell office:value-type="float" office:value="0.05">
            <text:p>0.05</text:p>
          </table:table-cell>
          <table:table-cell office:value-type="float" office:value="0.0562245751038546">
            <text:p>0.05622</text:p>
          </table:table-cell>
          <table:table-cell table:formula="of:=ABS([.C143]-[.B143])" office:value-type="float" office:value="0.0062245751038546">
            <text:p>0.0062245751</text:p>
          </table:table-cell>
          <table:table-cell table:number-columns-repeated="1020"/>
        </table:table-row>
        <table:table-row table:style-name="ro1">
          <table:table-cell office:value-type="string">
            <text:p>embedded/45.pgm</text:p>
          </table:table-cell>
          <table:table-cell office:value-type="float" office:value="0.05">
            <text:p>0.05</text:p>
          </table:table-cell>
          <table:table-cell office:value-type="float" office:value="0.0569097743406647">
            <text:p>0.05691</text:p>
          </table:table-cell>
          <table:table-cell table:formula="of:=ABS([.C144]-[.B144])" office:value-type="float" office:value="0.00690977434066464">
            <text:p>0.0069097743</text:p>
          </table:table-cell>
          <table:table-cell table:number-columns-repeated="1020"/>
        </table:table-row>
        <table:table-row table:style-name="ro1">
          <table:table-cell office:value-type="string">
            <text:p>embedded/46.pgm</text:p>
          </table:table-cell>
          <table:table-cell office:value-type="float" office:value="0.05">
            <text:p>0.05</text:p>
          </table:table-cell>
          <table:table-cell office:value-type="float" office:value="0.0423039651299871">
            <text:p>0.04230</text:p>
          </table:table-cell>
          <table:table-cell table:formula="of:=ABS([.C145]-[.B145])" office:value-type="float" office:value="0.00769603487001292">
            <text:p>0.0076960349</text:p>
          </table:table-cell>
          <table:table-cell table:number-columns-repeated="1020"/>
        </table:table-row>
        <table:table-row table:style-name="ro1">
          <table:table-cell office:value-type="string">
            <text:p>embedded/47.pgm</text:p>
          </table:table-cell>
          <table:table-cell office:value-type="float" office:value="0.05">
            <text:p>0.05</text:p>
          </table:table-cell>
          <table:table-cell office:value-type="float" office:value="0.0490591463188033">
            <text:p>0.04906</text:p>
          </table:table-cell>
          <table:table-cell table:formula="of:=ABS([.C146]-[.B146])" office:value-type="float" office:value="0.000940853681196709">
            <text:p>0.0009408537</text:p>
          </table:table-cell>
          <table:table-cell table:number-columns-repeated="1020"/>
        </table:table-row>
        <table:table-row table:style-name="ro1">
          <table:table-cell office:value-type="string">
            <text:p>embedded/48.pgm</text:p>
          </table:table-cell>
          <table:table-cell office:value-type="float" office:value="0.05">
            <text:p>0.05</text:p>
          </table:table-cell>
          <table:table-cell office:value-type="float" office:value="0.0618171308953076">
            <text:p>0.06182</text:p>
          </table:table-cell>
          <table:table-cell table:formula="of:=ABS([.C147]-[.B147])" office:value-type="float" office:value="0.0118171308953076">
            <text:p>0.0118171309</text:p>
          </table:table-cell>
          <table:table-cell table:number-columns-repeated="1020"/>
        </table:table-row>
        <table:table-row table:style-name="ro1">
          <table:table-cell office:value-type="string">
            <text:p>embedded/49.pgm</text:p>
          </table:table-cell>
          <table:table-cell office:value-type="float" office:value="0.05">
            <text:p>0.05</text:p>
          </table:table-cell>
          <table:table-cell office:value-type="float" office:value="0.0462095302749457">
            <text:p>0.04621</text:p>
          </table:table-cell>
          <table:table-cell table:formula="of:=ABS([.C148]-[.B148])" office:value-type="float" office:value="0.00379046972505428">
            <text:p>0.0037904697</text:p>
          </table:table-cell>
          <table:table-cell table:number-columns-repeated="1020"/>
        </table:table-row>
        <table:table-row table:style-name="ro1">
          <table:table-cell office:value-type="string">
            <text:p>embedded/5.pgm</text:p>
          </table:table-cell>
          <table:table-cell office:value-type="float" office:value="0.05">
            <text:p>0.05</text:p>
          </table:table-cell>
          <table:table-cell office:value-type="float" office:value="0.143509118372242">
            <text:p>0.14351</text:p>
          </table:table-cell>
          <table:table-cell table:formula="of:=ABS([.C149]-[.B149])" office:value-type="float" office:value="0.0935091183722424">
            <text:p>0.0935091184</text:p>
          </table:table-cell>
          <table:table-cell table:number-columns-repeated="1020"/>
        </table:table-row>
        <table:table-row table:style-name="ro1">
          <table:table-cell office:value-type="string">
            <text:p>embedded/50.pgm</text:p>
          </table:table-cell>
          <table:table-cell office:value-type="float" office:value="0.05">
            <text:p>0.05</text:p>
          </table:table-cell>
          <table:table-cell office:value-type="float" office:value="0.0582599506523576">
            <text:p>0.05826</text:p>
          </table:table-cell>
          <table:table-cell table:formula="of:=ABS([.C150]-[.B150])" office:value-type="float" office:value="0.00825995065235758">
            <text:p>0.0082599507</text:p>
          </table:table-cell>
          <table:table-cell table:number-columns-repeated="1020"/>
        </table:table-row>
        <table:table-row table:style-name="ro1">
          <table:table-cell office:value-type="string">
            <text:p>embedded/51.pgm</text:p>
          </table:table-cell>
          <table:table-cell office:value-type="float" office:value="0.05">
            <text:p>0.05</text:p>
          </table:table-cell>
          <table:table-cell office:value-type="float" office:value="0.0640198964957326">
            <text:p>0.06402</text:p>
          </table:table-cell>
          <table:table-cell table:formula="of:=ABS([.C151]-[.B151])" office:value-type="float" office:value="0.0140198964957326">
            <text:p>0.0140198965</text:p>
          </table:table-cell>
          <table:table-cell table:number-columns-repeated="1020"/>
        </table:table-row>
        <table:table-row table:style-name="ro1">
          <table:table-cell office:value-type="string">
            <text:p>embedded/52.pgm</text:p>
          </table:table-cell>
          <table:table-cell office:value-type="float" office:value="0.05">
            <text:p>0.05</text:p>
          </table:table-cell>
          <table:table-cell office:value-type="float" office:value="0.0938108983497344">
            <text:p>0.09381</text:p>
          </table:table-cell>
          <table:table-cell table:formula="of:=ABS([.C152]-[.B152])" office:value-type="float" office:value="0.0438108983497345">
            <text:p>0.0438108983</text:p>
          </table:table-cell>
          <table:table-cell table:number-columns-repeated="1020"/>
        </table:table-row>
        <table:table-row table:style-name="ro1">
          <table:table-cell office:value-type="string">
            <text:p>embedded/53.pgm</text:p>
          </table:table-cell>
          <table:table-cell office:value-type="float" office:value="0.05">
            <text:p>0.05</text:p>
          </table:table-cell>
          <table:table-cell office:value-type="float" office:value="0.0781554874754319">
            <text:p>0.07816</text:p>
          </table:table-cell>
          <table:table-cell table:formula="of:=ABS([.C153]-[.B153])" office:value-type="float" office:value="0.0281554874754319">
            <text:p>0.0281554875</text:p>
          </table:table-cell>
          <table:table-cell table:number-columns-repeated="1020"/>
        </table:table-row>
        <table:table-row table:style-name="ro1">
          <table:table-cell office:value-type="string">
            <text:p>embedded/54.pgm</text:p>
          </table:table-cell>
          <table:table-cell office:value-type="float" office:value="0.05">
            <text:p>0.05</text:p>
          </table:table-cell>
          <table:table-cell office:value-type="float" office:value="0.077286175552836">
            <text:p>0.07729</text:p>
          </table:table-cell>
          <table:table-cell table:formula="of:=ABS([.C154]-[.B154])" office:value-type="float" office:value="0.027286175552836">
            <text:p>0.0272861756</text:p>
          </table:table-cell>
          <table:table-cell table:number-columns-repeated="1020"/>
        </table:table-row>
        <table:table-row table:style-name="ro1">
          <table:table-cell office:value-type="string">
            <text:p>embedded/55.pgm</text:p>
          </table:table-cell>
          <table:table-cell office:value-type="float" office:value="0.05">
            <text:p>0.05</text:p>
          </table:table-cell>
          <table:table-cell office:value-type="float" office:value="0.0633982450972948">
            <text:p>0.06340</text:p>
          </table:table-cell>
          <table:table-cell table:formula="of:=ABS([.C155]-[.B155])" office:value-type="float" office:value="0.0133982450972948">
            <text:p>0.0133982451</text:p>
          </table:table-cell>
          <table:table-cell table:number-columns-repeated="1020"/>
        </table:table-row>
        <table:table-row table:style-name="ro1">
          <table:table-cell office:value-type="string">
            <text:p>embedded/56.pgm</text:p>
          </table:table-cell>
          <table:table-cell office:value-type="float" office:value="0.05">
            <text:p>0.05</text:p>
          </table:table-cell>
          <table:table-cell office:value-type="float" office:value="0.0693431229160986">
            <text:p>0.06934</text:p>
          </table:table-cell>
          <table:table-cell table:formula="of:=ABS([.C156]-[.B156])" office:value-type="float" office:value="0.0193431229160985">
            <text:p>0.0193431229</text:p>
          </table:table-cell>
          <table:table-cell table:number-columns-repeated="1020"/>
        </table:table-row>
        <table:table-row table:style-name="ro1">
          <table:table-cell office:value-type="string">
            <text:p>embedded/57.pgm</text:p>
          </table:table-cell>
          <table:table-cell office:value-type="float" office:value="0.05">
            <text:p>0.05</text:p>
          </table:table-cell>
          <table:table-cell office:value-type="float" office:value="0.0633632674550171">
            <text:p>0.06336</text:p>
          </table:table-cell>
          <table:table-cell table:formula="of:=ABS([.C157]-[.B157])" office:value-type="float" office:value="0.0133632674550171">
            <text:p>0.0133632675</text:p>
          </table:table-cell>
          <table:table-cell table:number-columns-repeated="1020"/>
        </table:table-row>
        <table:table-row table:style-name="ro1">
          <table:table-cell office:value-type="string">
            <text:p>embedded/58.pgm</text:p>
          </table:table-cell>
          <table:table-cell office:value-type="float" office:value="0.05">
            <text:p>0.05</text:p>
          </table:table-cell>
          <table:table-cell office:value-type="float" office:value="0.0672282934191787">
            <text:p>0.06723</text:p>
          </table:table-cell>
          <table:table-cell table:formula="of:=ABS([.C158]-[.B158])" office:value-type="float" office:value="0.0172282934191787">
            <text:p>0.0172282934</text:p>
          </table:table-cell>
          <table:table-cell table:number-columns-repeated="1020"/>
        </table:table-row>
        <table:table-row table:style-name="ro1">
          <table:table-cell office:value-type="string">
            <text:p>embedded/59.pgm</text:p>
          </table:table-cell>
          <table:table-cell office:value-type="float" office:value="0.05">
            <text:p>0.05</text:p>
          </table:table-cell>
          <table:table-cell office:value-type="float" office:value="0.094276609799339">
            <text:p>0.09428</text:p>
          </table:table-cell>
          <table:table-cell table:formula="of:=ABS([.C159]-[.B159])" office:value-type="float" office:value="0.044276609799339">
            <text:p>0.0442766098</text:p>
          </table:table-cell>
          <table:table-cell table:number-columns-repeated="1020"/>
        </table:table-row>
        <table:table-row table:style-name="ro1">
          <table:table-cell office:value-type="string">
            <text:p>embedded/6.pgm</text:p>
          </table:table-cell>
          <table:table-cell office:value-type="float" office:value="0.05">
            <text:p>0.05</text:p>
          </table:table-cell>
          <table:table-cell office:value-type="float" office:value="0.0780303103884006">
            <text:p>0.07803</text:p>
          </table:table-cell>
          <table:table-cell table:formula="of:=ABS([.C160]-[.B160])" office:value-type="float" office:value="0.0280303103884006">
            <text:p>0.0280303104</text:p>
          </table:table-cell>
          <table:table-cell table:number-columns-repeated="1020"/>
        </table:table-row>
        <table:table-row table:style-name="ro1">
          <table:table-cell office:value-type="string">
            <text:p>embedded/60.pgm</text:p>
          </table:table-cell>
          <table:table-cell office:value-type="float" office:value="0.05">
            <text:p>0.05</text:p>
          </table:table-cell>
          <table:table-cell office:value-type="float" office:value="0.0656340458727774">
            <text:p>0.06563</text:p>
          </table:table-cell>
          <table:table-cell table:formula="of:=ABS([.C161]-[.B161])" office:value-type="float" office:value="0.0156340458727774">
            <text:p>0.0156340459</text:p>
          </table:table-cell>
          <table:table-cell table:number-columns-repeated="1020"/>
        </table:table-row>
        <table:table-row table:style-name="ro1">
          <table:table-cell office:value-type="string">
            <text:p>embedded/61.pgm</text:p>
          </table:table-cell>
          <table:table-cell office:value-type="float" office:value="0.05">
            <text:p>0.05</text:p>
          </table:table-cell>
          <table:table-cell office:value-type="float" office:value="0.0558349376624074">
            <text:p>0.05583</text:p>
          </table:table-cell>
          <table:table-cell table:formula="of:=ABS([.C162]-[.B162])" office:value-type="float" office:value="0.00583493766240741">
            <text:p>0.0058349377</text:p>
          </table:table-cell>
          <table:table-cell table:number-columns-repeated="1020"/>
        </table:table-row>
        <table:table-row table:style-name="ro1">
          <table:table-cell office:value-type="string">
            <text:p>embedded/62.pgm</text:p>
          </table:table-cell>
          <table:table-cell office:value-type="float" office:value="0.05">
            <text:p>0.05</text:p>
          </table:table-cell>
          <table:table-cell office:value-type="float" office:value="0.0758613554615059">
            <text:p>0.07586</text:p>
          </table:table-cell>
          <table:table-cell table:formula="of:=ABS([.C163]-[.B163])" office:value-type="float" office:value="0.0258613554615059">
            <text:p>0.0258613555</text:p>
          </table:table-cell>
          <table:table-cell table:number-columns-repeated="1020"/>
        </table:table-row>
        <table:table-row table:style-name="ro1">
          <table:table-cell office:value-type="string">
            <text:p>embedded/63.pgm</text:p>
          </table:table-cell>
          <table:table-cell office:value-type="float" office:value="0.05">
            <text:p>0.05</text:p>
          </table:table-cell>
          <table:table-cell office:value-type="float" office:value="0.0594953204243998">
            <text:p>0.05950</text:p>
          </table:table-cell>
          <table:table-cell table:formula="of:=ABS([.C164]-[.B164])" office:value-type="float" office:value="0.00949532042439981">
            <text:p>0.0094953204</text:p>
          </table:table-cell>
          <table:table-cell table:number-columns-repeated="1020"/>
        </table:table-row>
        <table:table-row table:style-name="ro1">
          <table:table-cell office:value-type="string">
            <text:p>embedded/64.pgm</text:p>
          </table:table-cell>
          <table:table-cell office:value-type="float" office:value="0.05">
            <text:p>0.05</text:p>
          </table:table-cell>
          <table:table-cell office:value-type="float" office:value="0.0527964212773153">
            <text:p>0.05280</text:p>
          </table:table-cell>
          <table:table-cell table:formula="of:=ABS([.C165]-[.B165])" office:value-type="float" office:value="0.0027964212773153">
            <text:p>0.0027964213</text:p>
          </table:table-cell>
          <table:table-cell table:number-columns-repeated="1020"/>
        </table:table-row>
        <table:table-row table:style-name="ro1">
          <table:table-cell office:value-type="string">
            <text:p>embedded/65.pgm</text:p>
          </table:table-cell>
          <table:table-cell office:value-type="float" office:value="0.05">
            <text:p>0.05</text:p>
          </table:table-cell>
          <table:table-cell office:value-type="float" office:value="0.0627345659134249">
            <text:p>0.06273</text:p>
          </table:table-cell>
          <table:table-cell table:formula="of:=ABS([.C166]-[.B166])" office:value-type="float" office:value="0.0127345659134249">
            <text:p>0.0127345659</text:p>
          </table:table-cell>
          <table:table-cell table:number-columns-repeated="1020"/>
        </table:table-row>
        <table:table-row table:style-name="ro1">
          <table:table-cell office:value-type="string">
            <text:p>embedded/66.pgm</text:p>
          </table:table-cell>
          <table:table-cell office:value-type="float" office:value="0.05">
            <text:p>0.05</text:p>
          </table:table-cell>
          <table:table-cell office:value-type="float" office:value="0.0602305960783811">
            <text:p>0.06023</text:p>
          </table:table-cell>
          <table:table-cell table:formula="of:=ABS([.C167]-[.B167])" office:value-type="float" office:value="0.0102305960783811">
            <text:p>0.0102305961</text:p>
          </table:table-cell>
          <table:table-cell table:number-columns-repeated="1020"/>
        </table:table-row>
        <table:table-row table:style-name="ro1">
          <table:table-cell office:value-type="string">
            <text:p>embedded/67.pgm</text:p>
          </table:table-cell>
          <table:table-cell office:value-type="float" office:value="0.05">
            <text:p>0.05</text:p>
          </table:table-cell>
          <table:table-cell office:value-type="float" office:value="0.0643971927574243">
            <text:p>0.06440</text:p>
          </table:table-cell>
          <table:table-cell table:formula="of:=ABS([.C168]-[.B168])" office:value-type="float" office:value="0.0143971927574243">
            <text:p>0.0143971928</text:p>
          </table:table-cell>
          <table:table-cell table:number-columns-repeated="1020"/>
        </table:table-row>
        <table:table-row table:style-name="ro1">
          <table:table-cell office:value-type="string">
            <text:p>embedded/68.pgm</text:p>
          </table:table-cell>
          <table:table-cell office:value-type="float" office:value="0.05">
            <text:p>0.05</text:p>
          </table:table-cell>
          <table:table-cell office:value-type="float" office:value="0.0568314123113136">
            <text:p>0.05683</text:p>
          </table:table-cell>
          <table:table-cell table:formula="of:=ABS([.C169]-[.B169])" office:value-type="float" office:value="0.00683141231131357">
            <text:p>0.0068314123</text:p>
          </table:table-cell>
          <table:table-cell table:number-columns-repeated="1020"/>
        </table:table-row>
        <table:table-row table:style-name="ro1">
          <table:table-cell office:value-type="string">
            <text:p>embedded/69.pgm</text:p>
          </table:table-cell>
          <table:table-cell office:value-type="float" office:value="0.05">
            <text:p>0.05</text:p>
          </table:table-cell>
          <table:table-cell office:value-type="float" office:value="0.0616444309563614">
            <text:p>0.06164</text:p>
          </table:table-cell>
          <table:table-cell table:formula="of:=ABS([.C170]-[.B170])" office:value-type="float" office:value="0.0116444309563614">
            <text:p>0.011644431</text:p>
          </table:table-cell>
          <table:table-cell table:number-columns-repeated="1020"/>
        </table:table-row>
        <table:table-row table:style-name="ro1">
          <table:table-cell office:value-type="string">
            <text:p>embedded/7.pgm</text:p>
          </table:table-cell>
          <table:table-cell office:value-type="float" office:value="0.05">
            <text:p>0.05</text:p>
          </table:table-cell>
          <table:table-cell office:value-type="float" office:value="0.1289905727969">
            <text:p>0.12899</text:p>
          </table:table-cell>
          <table:table-cell table:formula="of:=ABS([.C171]-[.B171])" office:value-type="float" office:value="0.0789905727969004">
            <text:p>0.0789905728</text:p>
          </table:table-cell>
          <table:table-cell table:number-columns-repeated="1020"/>
        </table:table-row>
        <table:table-row table:style-name="ro1">
          <table:table-cell office:value-type="string">
            <text:p>embedded/70.pgm</text:p>
          </table:table-cell>
          <table:table-cell office:value-type="float" office:value="0.05">
            <text:p>0.05</text:p>
          </table:table-cell>
          <table:table-cell office:value-type="float" office:value="0.0744971287974221">
            <text:p>0.07450</text:p>
          </table:table-cell>
          <table:table-cell table:formula="of:=ABS([.C172]-[.B172])" office:value-type="float" office:value="0.0244971287974221">
            <text:p>0.0244971288</text:p>
          </table:table-cell>
          <table:table-cell table:number-columns-repeated="1020"/>
        </table:table-row>
        <table:table-row table:style-name="ro1">
          <table:table-cell office:value-type="string">
            <text:p>embedded/71.pgm</text:p>
          </table:table-cell>
          <table:table-cell office:value-type="float" office:value="0.05">
            <text:p>0.05</text:p>
          </table:table-cell>
          <table:table-cell office:value-type="float" office:value="0.122866159779869">
            <text:p>0.12287</text:p>
          </table:table-cell>
          <table:table-cell table:formula="of:=ABS([.C173]-[.B173])" office:value-type="float" office:value="0.0728661597798693">
            <text:p>0.0728661598</text:p>
          </table:table-cell>
          <table:table-cell table:number-columns-repeated="1020"/>
        </table:table-row>
        <table:table-row table:style-name="ro1">
          <table:table-cell office:value-type="string">
            <text:p>embedded/72.pgm</text:p>
          </table:table-cell>
          <table:table-cell office:value-type="float" office:value="0.05">
            <text:p>0.05</text:p>
          </table:table-cell>
          <table:table-cell office:value-type="float" office:value="0.0735987491839024">
            <text:p>0.07360</text:p>
          </table:table-cell>
          <table:table-cell table:formula="of:=ABS([.C174]-[.B174])" office:value-type="float" office:value="0.0235987491839024">
            <text:p>0.0235987492</text:p>
          </table:table-cell>
          <table:table-cell table:number-columns-repeated="1020"/>
        </table:table-row>
        <table:table-row table:style-name="ro1">
          <table:table-cell office:value-type="string">
            <text:p>embedded/73.pgm</text:p>
          </table:table-cell>
          <table:table-cell office:value-type="float" office:value="0.05">
            <text:p>0.05</text:p>
          </table:table-cell>
          <table:table-cell office:value-type="float" office:value="0.0650602434185231">
            <text:p>0.06506</text:p>
          </table:table-cell>
          <table:table-cell table:formula="of:=ABS([.C175]-[.B175])" office:value-type="float" office:value="0.0150602434185231">
            <text:p>0.0150602434</text:p>
          </table:table-cell>
          <table:table-cell table:number-columns-repeated="1020"/>
        </table:table-row>
        <table:table-row table:style-name="ro1">
          <table:table-cell office:value-type="string">
            <text:p>embedded/74.pgm</text:p>
          </table:table-cell>
          <table:table-cell office:value-type="float" office:value="0.05">
            <text:p>0.05</text:p>
          </table:table-cell>
          <table:table-cell office:value-type="float" office:value="0.0458256042608185">
            <text:p>0.04583</text:p>
          </table:table-cell>
          <table:table-cell table:formula="of:=ABS([.C176]-[.B176])" office:value-type="float" office:value="0.00417439573918154">
            <text:p>0.0041743957</text:p>
          </table:table-cell>
          <table:table-cell table:number-columns-repeated="1020"/>
        </table:table-row>
        <table:table-row table:style-name="ro1">
          <table:table-cell office:value-type="string">
            <text:p>embedded/75.pgm</text:p>
          </table:table-cell>
          <table:table-cell office:value-type="float" office:value="0.05">
            <text:p>0.05</text:p>
          </table:table-cell>
          <table:table-cell office:value-type="float" office:value="0.139893248906298">
            <text:p>0.13989</text:p>
          </table:table-cell>
          <table:table-cell table:formula="of:=ABS([.C177]-[.B177])" office:value-type="float" office:value="0.0898932489062976">
            <text:p>0.0898932489</text:p>
          </table:table-cell>
          <table:table-cell table:number-columns-repeated="1020"/>
        </table:table-row>
        <table:table-row table:style-name="ro1">
          <table:table-cell office:value-type="string">
            <text:p>embedded/76.pgm</text:p>
          </table:table-cell>
          <table:table-cell office:value-type="float" office:value="0.05">
            <text:p>0.05</text:p>
          </table:table-cell>
          <table:table-cell office:value-type="float" office:value="0.0694548422204141">
            <text:p>0.06945</text:p>
          </table:table-cell>
          <table:table-cell table:formula="of:=ABS([.C178]-[.B178])" office:value-type="float" office:value="0.0194548422204141">
            <text:p>0.0194548422</text:p>
          </table:table-cell>
          <table:table-cell table:number-columns-repeated="1020"/>
        </table:table-row>
        <table:table-row table:style-name="ro1">
          <table:table-cell office:value-type="string">
            <text:p>embedded/77.pgm</text:p>
          </table:table-cell>
          <table:table-cell office:value-type="float" office:value="0.05">
            <text:p>0.05</text:p>
          </table:table-cell>
          <table:table-cell office:value-type="float" office:value="0.0635320171701543">
            <text:p>0.06353</text:p>
          </table:table-cell>
          <table:table-cell table:formula="of:=ABS([.C179]-[.B179])" office:value-type="float" office:value="0.0135320171701543">
            <text:p>0.0135320172</text:p>
          </table:table-cell>
          <table:table-cell table:number-columns-repeated="1020"/>
        </table:table-row>
        <table:table-row table:style-name="ro1">
          <table:table-cell office:value-type="string">
            <text:p>embedded/78.pgm</text:p>
          </table:table-cell>
          <table:table-cell office:value-type="float" office:value="0.05">
            <text:p>0.05</text:p>
          </table:table-cell>
          <table:table-cell office:value-type="float" office:value="0.072270311983872">
            <text:p>0.07227</text:p>
          </table:table-cell>
          <table:table-cell table:formula="of:=ABS([.C180]-[.B180])" office:value-type="float" office:value="0.022270311983872">
            <text:p>0.022270312</text:p>
          </table:table-cell>
          <table:table-cell table:number-columns-repeated="1020"/>
        </table:table-row>
        <table:table-row table:style-name="ro1">
          <table:table-cell office:value-type="string">
            <text:p>embedded/79.pgm</text:p>
          </table:table-cell>
          <table:table-cell office:value-type="float" office:value="0.05">
            <text:p>0.05</text:p>
          </table:table-cell>
          <table:table-cell office:value-type="float" office:value="0.077058762231169">
            <text:p>0.07706</text:p>
          </table:table-cell>
          <table:table-cell table:formula="of:=ABS([.C181]-[.B181])" office:value-type="float" office:value="0.027058762231169">
            <text:p>0.0270587622</text:p>
          </table:table-cell>
          <table:table-cell table:number-columns-repeated="1020"/>
        </table:table-row>
        <table:table-row table:style-name="ro1">
          <table:table-cell office:value-type="string">
            <text:p>embedded/8.pgm</text:p>
          </table:table-cell>
          <table:table-cell office:value-type="float" office:value="0.05">
            <text:p>0.05</text:p>
          </table:table-cell>
          <table:table-cell office:value-type="float" office:value="0.105173917833131">
            <text:p>0.10517</text:p>
          </table:table-cell>
          <table:table-cell table:formula="of:=ABS([.C182]-[.B182])" office:value-type="float" office:value="0.0551739178331312">
            <text:p>0.0551739178</text:p>
          </table:table-cell>
          <table:table-cell table:number-columns-repeated="1020"/>
        </table:table-row>
        <table:table-row table:style-name="ro1">
          <table:table-cell office:value-type="string">
            <text:p>embedded/80.pgm</text:p>
          </table:table-cell>
          <table:table-cell office:value-type="float" office:value="0.05">
            <text:p>0.05</text:p>
          </table:table-cell>
          <table:table-cell office:value-type="float" office:value="0.0656747579345876">
            <text:p>0.06567</text:p>
          </table:table-cell>
          <table:table-cell table:formula="of:=ABS([.C183]-[.B183])" office:value-type="float" office:value="0.0156747579345876">
            <text:p>0.0156747579</text:p>
          </table:table-cell>
          <table:table-cell table:number-columns-repeated="1020"/>
        </table:table-row>
        <table:table-row table:style-name="ro1">
          <table:table-cell office:value-type="string">
            <text:p>embedded/81.pgm</text:p>
          </table:table-cell>
          <table:table-cell office:value-type="float" office:value="0.05">
            <text:p>0.05</text:p>
          </table:table-cell>
          <table:table-cell office:value-type="float" office:value="0.0447334186292162">
            <text:p>0.04473</text:p>
          </table:table-cell>
          <table:table-cell table:formula="of:=ABS([.C184]-[.B184])" office:value-type="float" office:value="0.00526658137078384">
            <text:p>0.0052665814</text:p>
          </table:table-cell>
          <table:table-cell table:number-columns-repeated="1020"/>
        </table:table-row>
        <table:table-row table:style-name="ro1">
          <table:table-cell office:value-type="string">
            <text:p>embedded/82.pgm</text:p>
          </table:table-cell>
          <table:table-cell office:value-type="float" office:value="0.05">
            <text:p>0.05</text:p>
          </table:table-cell>
          <table:table-cell office:value-type="float" office:value="0.102967862576959">
            <text:p>0.10297</text:p>
          </table:table-cell>
          <table:table-cell table:formula="of:=ABS([.C185]-[.B185])" office:value-type="float" office:value="0.0529678625769593">
            <text:p>0.0529678626</text:p>
          </table:table-cell>
          <table:table-cell table:number-columns-repeated="1020"/>
        </table:table-row>
        <table:table-row table:style-name="ro1">
          <table:table-cell office:value-type="string">
            <text:p>embedded/83.pgm</text:p>
          </table:table-cell>
          <table:table-cell office:value-type="float" office:value="0.05">
            <text:p>0.05</text:p>
          </table:table-cell>
          <table:table-cell office:value-type="float" office:value="0.0602012352813096">
            <text:p>0.06020</text:p>
          </table:table-cell>
          <table:table-cell table:formula="of:=ABS([.C186]-[.B186])" office:value-type="float" office:value="0.0102012352813096">
            <text:p>0.0102012353</text:p>
          </table:table-cell>
          <table:table-cell table:number-columns-repeated="1020"/>
        </table:table-row>
        <table:table-row table:style-name="ro1">
          <table:table-cell office:value-type="string">
            <text:p>embedded/84.pgm</text:p>
          </table:table-cell>
          <table:table-cell office:value-type="float" office:value="0.05">
            <text:p>0.05</text:p>
          </table:table-cell>
          <table:table-cell office:value-type="float" office:value="0.0741571921139522">
            <text:p>0.07416</text:p>
          </table:table-cell>
          <table:table-cell table:formula="of:=ABS([.C187]-[.B187])" office:value-type="float" office:value="0.0241571921139522">
            <text:p>0.0241571921</text:p>
          </table:table-cell>
          <table:table-cell table:number-columns-repeated="1020"/>
        </table:table-row>
        <table:table-row table:style-name="ro1">
          <table:table-cell office:value-type="string">
            <text:p>embedded/85.pgm</text:p>
          </table:table-cell>
          <table:table-cell office:value-type="float" office:value="0.05">
            <text:p>0.05</text:p>
          </table:table-cell>
          <table:table-cell office:value-type="float" office:value="0.0680647695922943">
            <text:p>0.06806</text:p>
          </table:table-cell>
          <table:table-cell table:formula="of:=ABS([.C188]-[.B188])" office:value-type="float" office:value="0.0180647695922943">
            <text:p>0.0180647696</text:p>
          </table:table-cell>
          <table:table-cell table:number-columns-repeated="1020"/>
        </table:table-row>
        <table:table-row table:style-name="ro1">
          <table:table-cell office:value-type="string">
            <text:p>embedded/86.pgm</text:p>
          </table:table-cell>
          <table:table-cell office:value-type="float" office:value="0.05">
            <text:p>0.05</text:p>
          </table:table-cell>
          <table:table-cell office:value-type="float" office:value="0.0562172427483232">
            <text:p>0.05622</text:p>
          </table:table-cell>
          <table:table-cell table:formula="of:=ABS([.C189]-[.B189])" office:value-type="float" office:value="0.00621724274832318">
            <text:p>0.0062172427</text:p>
          </table:table-cell>
          <table:table-cell table:number-columns-repeated="1020"/>
        </table:table-row>
        <table:table-row table:style-name="ro1">
          <table:table-cell office:value-type="string">
            <text:p>embedded/87.pgm</text:p>
          </table:table-cell>
          <table:table-cell office:value-type="float" office:value="0.05">
            <text:p>0.05</text:p>
          </table:table-cell>
          <table:table-cell office:value-type="float" office:value="0.0563608128801575">
            <text:p>0.05636</text:p>
          </table:table-cell>
          <table:table-cell table:formula="of:=ABS([.C190]-[.B190])" office:value-type="float" office:value="0.00636081288015751">
            <text:p>0.0063608129</text:p>
          </table:table-cell>
          <table:table-cell table:number-columns-repeated="1020"/>
        </table:table-row>
        <table:table-row table:style-name="ro1">
          <table:table-cell office:value-type="string">
            <text:p>embedded/88.pgm</text:p>
          </table:table-cell>
          <table:table-cell office:value-type="float" office:value="0.05">
            <text:p>0.05</text:p>
          </table:table-cell>
          <table:table-cell office:value-type="float" office:value="0.059185692354316">
            <text:p>0.05919</text:p>
          </table:table-cell>
          <table:table-cell table:formula="of:=ABS([.C191]-[.B191])" office:value-type="float" office:value="0.00918569235431595">
            <text:p>0.0091856924</text:p>
          </table:table-cell>
          <table:table-cell table:number-columns-repeated="1020"/>
        </table:table-row>
        <table:table-row table:style-name="ro1">
          <table:table-cell office:value-type="string">
            <text:p>embedded/89.pgm</text:p>
          </table:table-cell>
          <table:table-cell office:value-type="float" office:value="0.05">
            <text:p>0.05</text:p>
          </table:table-cell>
          <table:table-cell office:value-type="float" office:value="0.0474122092177137">
            <text:p>0.04741</text:p>
          </table:table-cell>
          <table:table-cell table:formula="of:=ABS([.C192]-[.B192])" office:value-type="float" office:value="0.00258779078228631">
            <text:p>0.0025877908</text:p>
          </table:table-cell>
          <table:table-cell table:number-columns-repeated="1020"/>
        </table:table-row>
        <table:table-row table:style-name="ro1">
          <table:table-cell office:value-type="string">
            <text:p>embedded/9.pgm</text:p>
          </table:table-cell>
          <table:table-cell office:value-type="float" office:value="0.05">
            <text:p>0.05</text:p>
          </table:table-cell>
          <table:table-cell office:value-type="float" office:value="0.0625597786920973">
            <text:p>0.06256</text:p>
          </table:table-cell>
          <table:table-cell table:formula="of:=ABS([.C193]-[.B193])" office:value-type="float" office:value="0.0125597786920972">
            <text:p>0.0125597787</text:p>
          </table:table-cell>
          <table:table-cell table:number-columns-repeated="1020"/>
        </table:table-row>
        <table:table-row table:style-name="ro1">
          <table:table-cell office:value-type="string">
            <text:p>embedded/90.pgm</text:p>
          </table:table-cell>
          <table:table-cell office:value-type="float" office:value="0.05">
            <text:p>0.05</text:p>
          </table:table-cell>
          <table:table-cell office:value-type="float" office:value="0.0512217600953739">
            <text:p>0.05122</text:p>
          </table:table-cell>
          <table:table-cell table:formula="of:=ABS([.C194]-[.B194])" office:value-type="float" office:value="0.00122176009537386">
            <text:p>0.0012217601</text:p>
          </table:table-cell>
          <table:table-cell table:number-columns-repeated="1020"/>
        </table:table-row>
        <table:table-row table:style-name="ro1">
          <table:table-cell office:value-type="string">
            <text:p>embedded/91.pgm</text:p>
          </table:table-cell>
          <table:table-cell office:value-type="float" office:value="0.05">
            <text:p>0.05</text:p>
          </table:table-cell>
          <table:table-cell office:value-type="float" office:value="0.0491642493575487">
            <text:p>0.04916</text:p>
          </table:table-cell>
          <table:table-cell table:formula="of:=ABS([.C195]-[.B195])" office:value-type="float" office:value="0.000835750642451262">
            <text:p>0.0008357506</text:p>
          </table:table-cell>
          <table:table-cell table:number-columns-repeated="1020"/>
        </table:table-row>
        <table:table-row table:style-name="ro1">
          <table:table-cell office:value-type="string">
            <text:p>embedded/92.pgm</text:p>
          </table:table-cell>
          <table:table-cell office:value-type="float" office:value="0.05">
            <text:p>0.05</text:p>
          </table:table-cell>
          <table:table-cell office:value-type="float" office:value="0.046757165714562">
            <text:p>0.04676</text:p>
          </table:table-cell>
          <table:table-cell table:formula="of:=ABS([.C196]-[.B196])" office:value-type="float" office:value="0.00324283428543803">
            <text:p>0.0032428343</text:p>
          </table:table-cell>
          <table:table-cell table:number-columns-repeated="1020"/>
        </table:table-row>
        <table:table-row table:style-name="ro1">
          <table:table-cell office:value-type="string">
            <text:p>embedded/93.pgm</text:p>
          </table:table-cell>
          <table:table-cell office:value-type="float" office:value="0.05">
            <text:p>0.05</text:p>
          </table:table-cell>
          <table:table-cell office:value-type="float" office:value="0.0617449990387978">
            <text:p>0.06174</text:p>
          </table:table-cell>
          <table:table-cell table:formula="of:=ABS([.C197]-[.B197])" office:value-type="float" office:value="0.0117449990387978">
            <text:p>0.011744999</text:p>
          </table:table-cell>
          <table:table-cell table:number-columns-repeated="1020"/>
        </table:table-row>
        <table:table-row table:style-name="ro1">
          <table:table-cell office:value-type="string">
            <text:p>embedded/94.pgm</text:p>
          </table:table-cell>
          <table:table-cell office:value-type="float" office:value="0.05">
            <text:p>0.05</text:p>
          </table:table-cell>
          <table:table-cell office:value-type="float" office:value="0.0521922037676846">
            <text:p>0.05219</text:p>
          </table:table-cell>
          <table:table-cell table:formula="of:=ABS([.C198]-[.B198])" office:value-type="float" office:value="0.00219220376768458">
            <text:p>0.0021922038</text:p>
          </table:table-cell>
          <table:table-cell table:number-columns-repeated="1020"/>
        </table:table-row>
        <table:table-row table:style-name="ro1">
          <table:table-cell office:value-type="string">
            <text:p>embedded/95.pgm</text:p>
          </table:table-cell>
          <table:table-cell office:value-type="float" office:value="0.05">
            <text:p>0.05</text:p>
          </table:table-cell>
          <table:table-cell office:value-type="float" office:value="0.0520355588650455">
            <text:p>0.05204</text:p>
          </table:table-cell>
          <table:table-cell table:formula="of:=ABS([.C199]-[.B199])" office:value-type="float" office:value="0.00203555886504545">
            <text:p>0.0020355589</text:p>
          </table:table-cell>
          <table:table-cell table:number-columns-repeated="1020"/>
        </table:table-row>
        <table:table-row table:style-name="ro1">
          <table:table-cell office:value-type="string">
            <text:p>embedded/96.pgm</text:p>
          </table:table-cell>
          <table:table-cell office:value-type="float" office:value="0.05">
            <text:p>0.05</text:p>
          </table:table-cell>
          <table:table-cell office:value-type="float" office:value="0.0403341936050022">
            <text:p>0.04033</text:p>
          </table:table-cell>
          <table:table-cell table:formula="of:=ABS([.C200]-[.B200])" office:value-type="float" office:value="0.00966580639499781">
            <text:p>0.0096658064</text:p>
          </table:table-cell>
          <table:table-cell table:number-columns-repeated="1020"/>
        </table:table-row>
        <table:table-row table:style-name="ro1">
          <table:table-cell office:value-type="string">
            <text:p>embedded/97.pgm</text:p>
          </table:table-cell>
          <table:table-cell office:value-type="float" office:value="0.05">
            <text:p>0.05</text:p>
          </table:table-cell>
          <table:table-cell office:value-type="float" office:value="0.0524297833353134">
            <text:p>0.05243</text:p>
          </table:table-cell>
          <table:table-cell table:formula="of:=ABS([.C201]-[.B201])" office:value-type="float" office:value="0.00242978333531336">
            <text:p>0.0024297833</text:p>
          </table:table-cell>
          <table:table-cell table:number-columns-repeated="1020"/>
        </table:table-row>
        <table:table-row table:style-name="ro1">
          <table:table-cell office:value-type="string">
            <text:p>embedded/98.pgm</text:p>
          </table:table-cell>
          <table:table-cell office:value-type="float" office:value="0.05">
            <text:p>0.05</text:p>
          </table:table-cell>
          <table:table-cell office:value-type="float" office:value="0.0551409636882071">
            <text:p>0.05514</text:p>
          </table:table-cell>
          <table:table-cell table:formula="of:=ABS([.C202]-[.B202])" office:value-type="float" office:value="0.00514096368820707">
            <text:p>0.0051409637</text:p>
          </table:table-cell>
          <table:table-cell table:number-columns-repeated="1020"/>
        </table:table-row>
        <table:table-row table:style-name="ro1">
          <table:table-cell office:value-type="string">
            <text:p>embedded/99.pgm</text:p>
          </table:table-cell>
          <table:table-cell office:value-type="float" office:value="0.05">
            <text:p>0.05</text:p>
          </table:table-cell>
          <table:table-cell office:value-type="float" office:value="0.0594893007202236">
            <text:p>0.05949</text:p>
          </table:table-cell>
          <table:table-cell table:formula="of:=ABS([.C203]-[.B203])" office:value-type="float" office:value="0.00948930072022362">
            <text:p>0.0094893007</text:p>
          </table:table-cell>
          <table:table-cell table:number-columns-repeated="1020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Zhirov</meta:initial-creator>
    <meta:creation-date>2012-12-16T17:17:31</meta:creation-date>
    <dc:date>2012-12-16T17:53:59</dc:date>
    <dc:creator>Alexander Zhirov</dc:creator>
    <meta:editing-duration>PT31M36S</meta:editing-duration>
    <meta:editing-cycles>13</meta:editing-cycles>
    <meta:generator>LibreOffice/3.6$Linux_X86_64 LibreOffice_project/360m1$Build-2</meta:generator>
    <meta:document-statistic meta:table-count="1" meta:cell-count="8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5"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2" chart:max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27cm" svg:y="0.316cm" chart:style-name="ch2">
          <text:p>Detection distribution</text:p>
        </chart:title>
        <chart:legend chart:legend-position="end" svg:x="13.499cm" svg:y="3.952cm" style:legend-expansion="high" chart:style-name="ch3"/>
        <chart:plot-area chart:style-name="ch4" table:cell-range-address="Sheet1.B2:Sheet1.C102 Sheet1.F7:Sheet1.F8 Sheet1.B103:Sheet1.B203" chart:data-source-has-labels="row" svg:x="1.331cm" svg:y="1.635cm" svg:width="11.528cm" svg:height="6.204cm">
          <chartooo:coordinate-region svg:x="1.993cm" svg:y="1.834cm" svg:width="10.256cm" svg:height="5.806cm"/>
          <chart:axis chart:dimension="x" chart:name="primary-x" chart:style-name="ch5">
            <chart:title svg:x="5.172cm" svg:y="8.019cm" chart:style-name="ch6">
              <text:p>Detected embedding ratio</text:p>
            </chart:title>
          </chart:axis>
          <chart:axis chart:dimension="y" chart:name="primary-y" chart:style-name="ch7">
            <chart:title svg:x="0.451cm" svg:y="6.461cm" chart:style-name="ch8">
              <text:p>Actual embedding ratio</text:p>
            </chart:title>
            <chart:grid chart:style-name="ch9" chart:class="major"/>
          </chart:axis>
          <chart:series chart:style-name="ch10" chart:values-cell-range-address="Sheet1.B2:Sheet1.B102" chart:label-cell-address="Sheet1.F7:Sheet1.F7" chart:class="chart:scatter">
            <chart:domain table:cell-range-address="Sheet1.C2:Sheet1.C102"/>
            <chart:data-point chart:repeated="101"/>
          </chart:series>
          <chart:series chart:style-name="ch11" chart:values-cell-range-address="Sheet1.B103:Sheet1.B203" chart:label-cell-address="Sheet1.F8:Sheet1.F8" chart:class="chart:scatter">
            <chart:domain table:cell-range-address="Sheet1.C103:Sheet1.C203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lean:</text:p>
                <draw:g>
                  <svg:desc>Sheet1.F7:Sheet1.F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mbedded: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34502013504828">
                <text:p>0.000134502013504828</text:p>
                <draw:g>
                  <svg:desc>Sheet1.C2:Sheet1.C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  <table:table-cell office:value-type="float" office:value="0.0651778965769918">
                <text:p>0.0651778965769918</text:p>
                <draw:g>
                  <svg:desc>Sheet1.C103:Sheet1.C203</svg:desc>
                </draw:g>
              </table:table-cell>
              <table:table-cell office:value-type="float" office:value="0.05">
                <text:p>0.05</text:p>
                <draw:g>
                  <svg:desc>Sheet1.B103:Sheet1.B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81817425139047">
                <text:p>-0.00281817425139047</text:p>
              </table:table-cell>
              <table:table-cell office:value-type="float" office:value="0">
                <text:p>0</text:p>
              </table:table-cell>
              <table:table-cell office:value-type="float" office:value="0.0800140648091809">
                <text:p>0.08001406480918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1422097750002">
                <text:p>0.00101422097750002</text:p>
              </table:table-cell>
              <table:table-cell office:value-type="float" office:value="0">
                <text:p>0</text:p>
              </table:table-cell>
              <table:table-cell office:value-type="float" office:value="0.0789484149903886">
                <text:p>0.07894841499038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13620561690478">
                <text:p>-0.00213620561690478</text:p>
              </table:table-cell>
              <table:table-cell office:value-type="float" office:value="0">
                <text:p>0</text:p>
              </table:table-cell>
              <table:table-cell office:value-type="float" office:value="0.0514534961147486">
                <text:p>0.05145349611474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6344477397581">
                <text:p>0.116344477397581</text:p>
              </table:table-cell>
              <table:table-cell office:value-type="float" office:value="0">
                <text:p>0</text:p>
              </table:table-cell>
              <table:table-cell office:value-type="float" office:value="0.175960271408161">
                <text:p>0.175960271408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99601362048657">
                <text:p>-0.00499601362048657</text:p>
              </table:table-cell>
              <table:table-cell office:value-type="float" office:value="0">
                <text:p>0</text:p>
              </table:table-cell>
              <table:table-cell office:value-type="float" office:value="0.0876961873555521">
                <text:p>0.08769618735555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88694952158737">
                <text:p>0.00388694952158737</text:p>
              </table:table-cell>
              <table:table-cell office:value-type="float" office:value="0">
                <text:p>0</text:p>
              </table:table-cell>
              <table:table-cell office:value-type="float" office:value="0.0794710807042452">
                <text:p>0.07947108070424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27903802935947">
                <text:p>0.00627903802935947</text:p>
              </table:table-cell>
              <table:table-cell office:value-type="float" office:value="0">
                <text:p>0</text:p>
              </table:table-cell>
              <table:table-cell office:value-type="float" office:value="0.0918136095153739">
                <text:p>0.09181360951537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49365795317125">
                <text:p>-0.00449365795317125</text:p>
              </table:table-cell>
              <table:table-cell office:value-type="float" office:value="0">
                <text:p>0</text:p>
              </table:table-cell>
              <table:table-cell office:value-type="float" office:value="0.060914542015119">
                <text:p>0.060914542015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3070694684411">
                <text:p>0.183070694684411</text:p>
              </table:table-cell>
              <table:table-cell office:value-type="float" office:value="0">
                <text:p>0</text:p>
              </table:table-cell>
              <table:table-cell office:value-type="float" office:value="0.234179173956939">
                <text:p>0.2341791739569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55568376297">
                <text:p>0.03155568376297</text:p>
              </table:table-cell>
              <table:table-cell office:value-type="float" office:value="0">
                <text:p>0</text:p>
              </table:table-cell>
              <table:table-cell office:value-type="float" office:value="0.140041846698142">
                <text:p>0.1400418466981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277959939393">
                <text:p>0.285277959939393</text:p>
              </table:table-cell>
              <table:table-cell office:value-type="float" office:value="0">
                <text:p>0</text:p>
              </table:table-cell>
              <table:table-cell office:value-type="float" office:value="0.355625382330954">
                <text:p>0.3556253823309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2446346290232">
                <text:p>0.0112446346290232</text:p>
              </table:table-cell>
              <table:table-cell office:value-type="float" office:value="0">
                <text:p>0</text:p>
              </table:table-cell>
              <table:table-cell office:value-type="float" office:value="0.113723727232548">
                <text:p>0.1137237272325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46380334691773">
                <text:p>0.00446380334691773</text:p>
              </table:table-cell>
              <table:table-cell office:value-type="float" office:value="0">
                <text:p>0</text:p>
              </table:table-cell>
              <table:table-cell office:value-type="float" office:value="0.0984896146007237">
                <text:p>0.09848961460072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9203950722904">
                <text:p>0.0199203950722904</text:p>
              </table:table-cell>
              <table:table-cell office:value-type="float" office:value="0">
                <text:p>0</text:p>
              </table:table-cell>
              <table:table-cell office:value-type="float" office:value="0.0943788779293589">
                <text:p>0.094378877929358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228520078427">
                <text:p>-0.05228520078427</text:p>
              </table:table-cell>
              <table:table-cell office:value-type="float" office:value="0">
                <text:p>0</text:p>
              </table:table-cell>
              <table:table-cell office:value-type="float" office:value="0.0411793031608634">
                <text:p>0.04117930316086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14962553308375">
                <text:p>0.00514962553308375</text:p>
              </table:table-cell>
              <table:table-cell office:value-type="float" office:value="0">
                <text:p>0</text:p>
              </table:table-cell>
              <table:table-cell office:value-type="float" office:value="0.0946003062792517">
                <text:p>0.09460030627925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26800997483449">
                <text:p>0.00726800997483449</text:p>
              </table:table-cell>
              <table:table-cell office:value-type="float" office:value="0">
                <text:p>0</text:p>
              </table:table-cell>
              <table:table-cell office:value-type="float" office:value="0.082007726153352">
                <text:p>0.08200772615335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790537923039356">
                <text:p>-0.000790537923039356</text:p>
              </table:table-cell>
              <table:table-cell office:value-type="float" office:value="0">
                <text:p>0</text:p>
              </table:table-cell>
              <table:table-cell office:value-type="float" office:value="0.0762786287234682">
                <text:p>0.07627862872346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79844087312327">
                <text:p>0.0179844087312327</text:p>
              </table:table-cell>
              <table:table-cell office:value-type="float" office:value="0">
                <text:p>0</text:p>
              </table:table-cell>
              <table:table-cell office:value-type="float" office:value="0.126366057888412">
                <text:p>0.1263660578884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565217874573984">
                <text:p>-0.0565217874573984</text:p>
              </table:table-cell>
              <table:table-cell office:value-type="float" office:value="0">
                <text:p>0</text:p>
              </table:table-cell>
              <table:table-cell office:value-type="float" office:value="0.0366450783456238">
                <text:p>0.03664507834562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0123459293851">
                <text:p>0.00400123459293851</text:p>
              </table:table-cell>
              <table:table-cell office:value-type="float" office:value="0">
                <text:p>0</text:p>
              </table:table-cell>
              <table:table-cell office:value-type="float" office:value="0.0713100411048183">
                <text:p>0.071310041104818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266861949732355">
                <text:p>-0.000266861949732355</text:p>
              </table:table-cell>
              <table:table-cell office:value-type="float" office:value="0">
                <text:p>0</text:p>
              </table:table-cell>
              <table:table-cell office:value-type="float" office:value="0.0594608423598939">
                <text:p>0.05946084235989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387083126358197">
                <text:p>-0.00387083126358197</text:p>
              </table:table-cell>
              <table:table-cell office:value-type="float" office:value="0">
                <text:p>0</text:p>
              </table:table-cell>
              <table:table-cell office:value-type="float" office:value="0.0594466035658278">
                <text:p>0.0594466035658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86805316947933">
                <text:p>0.0186805316947933</text:p>
              </table:table-cell>
              <table:table-cell office:value-type="float" office:value="0">
                <text:p>0</text:p>
              </table:table-cell>
              <table:table-cell office:value-type="float" office:value="0.115986826151866">
                <text:p>0.1159868261518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897916222375515">
                <text:p>-0.00897916222375515</text:p>
              </table:table-cell>
              <table:table-cell office:value-type="float" office:value="0">
                <text:p>0</text:p>
              </table:table-cell>
              <table:table-cell office:value-type="float" office:value="0.0552097849817618">
                <text:p>0.05520978498176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25017298651751">
                <text:p>-0.0125017298651751</text:p>
              </table:table-cell>
              <table:table-cell office:value-type="float" office:value="0">
                <text:p>0</text:p>
              </table:table-cell>
              <table:table-cell office:value-type="float" office:value="0.0618671559709538">
                <text:p>0.06186715597095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49982334735132">
                <text:p>0.00449982334735132</text:p>
              </table:table-cell>
              <table:table-cell office:value-type="float" office:value="0">
                <text:p>0</text:p>
              </table:table-cell>
              <table:table-cell office:value-type="float" office:value="0.0592645676654209">
                <text:p>0.05926456766542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44905671441751">
                <text:p>0.00344905671441751</text:p>
              </table:table-cell>
              <table:table-cell office:value-type="float" office:value="0">
                <text:p>0</text:p>
              </table:table-cell>
              <table:table-cell office:value-type="float" office:value="0.0585421415927949">
                <text:p>0.05854214159279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62084610061819">
                <text:p>0.0262084610061819</text:p>
              </table:table-cell>
              <table:table-cell office:value-type="float" office:value="0">
                <text:p>0</text:p>
              </table:table-cell>
              <table:table-cell office:value-type="float" office:value="0.111607119393972">
                <text:p>0.1116071193939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05636833114913">
                <text:p>0.0505636833114913</text:p>
              </table:table-cell>
              <table:table-cell office:value-type="float" office:value="0">
                <text:p>0</text:p>
              </table:table-cell>
              <table:table-cell office:value-type="float" office:value="0.142298821442935">
                <text:p>0.1422988214429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7767514125455">
                <text:p>0.007767514125455</text:p>
              </table:table-cell>
              <table:table-cell office:value-type="float" office:value="0">
                <text:p>0</text:p>
              </table:table-cell>
              <table:table-cell office:value-type="float" office:value="0.0647697759061718">
                <text:p>0.06476977590617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79047370710413">
                <text:p>-0.00279047370710413</text:p>
              </table:table-cell>
              <table:table-cell office:value-type="float" office:value="0">
                <text:p>0</text:p>
              </table:table-cell>
              <table:table-cell office:value-type="float" office:value="0.0508847237910004">
                <text:p>0.05088472379100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93921348103561">
                <text:p>0.00293921348103561</text:p>
              </table:table-cell>
              <table:table-cell office:value-type="float" office:value="0">
                <text:p>0</text:p>
              </table:table-cell>
              <table:table-cell office:value-type="float" office:value="0.0590975896010704">
                <text:p>0.05909758960107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794330868273654">
                <text:p>0.00794330868273654</text:p>
              </table:table-cell>
              <table:table-cell office:value-type="float" office:value="0">
                <text:p>0</text:p>
              </table:table-cell>
              <table:table-cell office:value-type="float" office:value="0.0678789867293112">
                <text:p>0.06787898672931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36279152980491">
                <text:p>0.0336279152980491</text:p>
              </table:table-cell>
              <table:table-cell office:value-type="float" office:value="0">
                <text:p>0</text:p>
              </table:table-cell>
              <table:table-cell office:value-type="float" office:value="0.0940578316218372">
                <text:p>0.09405783162183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759041090364">
                <text:p>0.0001759041090364</text:p>
              </table:table-cell>
              <table:table-cell office:value-type="float" office:value="0">
                <text:p>0</text:p>
              </table:table-cell>
              <table:table-cell office:value-type="float" office:value="0.0541473552449019">
                <text:p>0.05414735524490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4202772886362">
                <text:p>0.0124202772886362</text:p>
              </table:table-cell>
              <table:table-cell office:value-type="float" office:value="0">
                <text:p>0</text:p>
              </table:table-cell>
              <table:table-cell office:value-type="float" office:value="0.0742609593238474">
                <text:p>0.07426095932384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457318942559228">
                <text:p>-0.00457318942559228</text:p>
              </table:table-cell>
              <table:table-cell office:value-type="float" office:value="0">
                <text:p>0</text:p>
              </table:table-cell>
              <table:table-cell office:value-type="float" office:value="0.0479946499965785">
                <text:p>0.04799464999657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03957253742665">
                <text:p>0.00603957253742665</text:p>
              </table:table-cell>
              <table:table-cell office:value-type="float" office:value="0">
                <text:p>0</text:p>
              </table:table-cell>
              <table:table-cell office:value-type="float" office:value="0.0761109108587094">
                <text:p>0.076110910858709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312310273882824">
                <text:p>-0.00312310273882824</text:p>
              </table:table-cell>
              <table:table-cell office:value-type="float" office:value="0">
                <text:p>0</text:p>
              </table:table-cell>
              <table:table-cell office:value-type="float" office:value="0.0562245751038546">
                <text:p>0.05622457510385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18849736861242">
                <text:p>0.00318849736861242</text:p>
              </table:table-cell>
              <table:table-cell office:value-type="float" office:value="0">
                <text:p>0</text:p>
              </table:table-cell>
              <table:table-cell office:value-type="float" office:value="0.0569097743406647">
                <text:p>0.056909774340664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11914711847282">
                <text:p>-0.011914711847282</text:p>
              </table:table-cell>
              <table:table-cell office:value-type="float" office:value="0">
                <text:p>0</text:p>
              </table:table-cell>
              <table:table-cell office:value-type="float" office:value="0.0423039651299871">
                <text:p>0.04230396512998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116611188268781">
                <text:p>-0.00116611188268781</text:p>
              </table:table-cell>
              <table:table-cell office:value-type="float" office:value="0">
                <text:p>0</text:p>
              </table:table-cell>
              <table:table-cell office:value-type="float" office:value="0.0490591463188033">
                <text:p>0.04905914631880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42435981454911">
                <text:p>0.00442435981454911</text:p>
              </table:table-cell>
              <table:table-cell office:value-type="float" office:value="0">
                <text:p>0</text:p>
              </table:table-cell>
              <table:table-cell office:value-type="float" office:value="0.0618171308953076">
                <text:p>0.06181713089530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503566886833354">
                <text:p>-0.000503566886833354</text:p>
              </table:table-cell>
              <table:table-cell office:value-type="float" office:value="0">
                <text:p>0</text:p>
              </table:table-cell>
              <table:table-cell office:value-type="float" office:value="0.0462095302749457">
                <text:p>0.04620953027494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13698516074139">
                <text:p>0.0313698516074139</text:p>
              </table:table-cell>
              <table:table-cell office:value-type="float" office:value="0">
                <text:p>0</text:p>
              </table:table-cell>
              <table:table-cell office:value-type="float" office:value="0.143509118372242">
                <text:p>0.1435091183722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474209624757719">
                <text:p>-0.00474209624757719</text:p>
              </table:table-cell>
              <table:table-cell office:value-type="float" office:value="0">
                <text:p>0</text:p>
              </table:table-cell>
              <table:table-cell office:value-type="float" office:value="0.0582599506523576">
                <text:p>0.05825995065235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3533570322921">
                <text:p>0.0033533570322921</text:p>
              </table:table-cell>
              <table:table-cell office:value-type="float" office:value="0">
                <text:p>0</text:p>
              </table:table-cell>
              <table:table-cell office:value-type="float" office:value="0.0640198964957326">
                <text:p>0.06401989649573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42320442072785">
                <text:p>0.0242320442072785</text:p>
              </table:table-cell>
              <table:table-cell office:value-type="float" office:value="0">
                <text:p>0</text:p>
              </table:table-cell>
              <table:table-cell office:value-type="float" office:value="0.0938108983497344">
                <text:p>0.09381089834973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66272373904099">
                <text:p>0.00366272373904099</text:p>
              </table:table-cell>
              <table:table-cell office:value-type="float" office:value="0">
                <text:p>0</text:p>
              </table:table-cell>
              <table:table-cell office:value-type="float" office:value="0.0781554874754319">
                <text:p>0.07815548747543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46349709558489">
                <text:p>0.0146349709558489</text:p>
              </table:table-cell>
              <table:table-cell office:value-type="float" office:value="0">
                <text:p>0</text:p>
              </table:table-cell>
              <table:table-cell office:value-type="float" office:value="0.077286175552836">
                <text:p>0.0772861755528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15190227079785">
                <text:p>0.00215190227079785</text:p>
              </table:table-cell>
              <table:table-cell office:value-type="float" office:value="0">
                <text:p>0</text:p>
              </table:table-cell>
              <table:table-cell office:value-type="float" office:value="0.0633982450972948">
                <text:p>0.06339824509729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747169655078838">
                <text:p>-0.00747169655078838</text:p>
              </table:table-cell>
              <table:table-cell office:value-type="float" office:value="0">
                <text:p>0</text:p>
              </table:table-cell>
              <table:table-cell office:value-type="float" office:value="0.0693431229160986">
                <text:p>0.06934312291609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905336008776694">
                <text:p>-0.00905336008776694</text:p>
              </table:table-cell>
              <table:table-cell office:value-type="float" office:value="0">
                <text:p>0</text:p>
              </table:table-cell>
              <table:table-cell office:value-type="float" office:value="0.0633632674550171">
                <text:p>0.06336326745501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719812137384685">
                <text:p>0.00719812137384685</text:p>
              </table:table-cell>
              <table:table-cell office:value-type="float" office:value="0">
                <text:p>0</text:p>
              </table:table-cell>
              <table:table-cell office:value-type="float" office:value="0.0672282934191787">
                <text:p>0.06722829341917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86402514414535">
                <text:p>0.00186402514414535</text:p>
              </table:table-cell>
              <table:table-cell office:value-type="float" office:value="0">
                <text:p>0</text:p>
              </table:table-cell>
              <table:table-cell office:value-type="float" office:value="0.094276609799339">
                <text:p>0.0942766097993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9654239280293">
                <text:p>0.0119654239280293</text:p>
              </table:table-cell>
              <table:table-cell office:value-type="float" office:value="0">
                <text:p>0</text:p>
              </table:table-cell>
              <table:table-cell office:value-type="float" office:value="0.0780303103884006">
                <text:p>0.07803031038840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50072137440444">
                <text:p>0.00250072137440444</text:p>
              </table:table-cell>
              <table:table-cell office:value-type="float" office:value="0">
                <text:p>0</text:p>
              </table:table-cell>
              <table:table-cell office:value-type="float" office:value="0.0656340458727774">
                <text:p>0.06563404587277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7120628044388">
                <text:p>-0.0007120628044388</text:p>
              </table:table-cell>
              <table:table-cell office:value-type="float" office:value="0">
                <text:p>0</text:p>
              </table:table-cell>
              <table:table-cell office:value-type="float" office:value="0.0558349376624074">
                <text:p>0.05583493766240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36877181693166">
                <text:p>0.00236877181693166</text:p>
              </table:table-cell>
              <table:table-cell office:value-type="float" office:value="0">
                <text:p>0</text:p>
              </table:table-cell>
              <table:table-cell office:value-type="float" office:value="0.0758613554615059">
                <text:p>0.07586135546150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523903160933585">
                <text:p>-0.00523903160933585</text:p>
              </table:table-cell>
              <table:table-cell office:value-type="float" office:value="0">
                <text:p>0</text:p>
              </table:table-cell>
              <table:table-cell office:value-type="float" office:value="0.0594953204243998">
                <text:p>0.05949532042439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480154073339588">
                <text:p>-0.00480154073339588</text:p>
              </table:table-cell>
              <table:table-cell office:value-type="float" office:value="0">
                <text:p>0</text:p>
              </table:table-cell>
              <table:table-cell office:value-type="float" office:value="0.0527964212773153">
                <text:p>0.05279642127731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30470441142628">
                <text:p>0.00330470441142628</text:p>
              </table:table-cell>
              <table:table-cell office:value-type="float" office:value="0">
                <text:p>0</text:p>
              </table:table-cell>
              <table:table-cell office:value-type="float" office:value="0.0627345659134249">
                <text:p>0.06273456591342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18725580762518">
                <text:p>0.00218725580762518</text:p>
              </table:table-cell>
              <table:table-cell office:value-type="float" office:value="0">
                <text:p>0</text:p>
              </table:table-cell>
              <table:table-cell office:value-type="float" office:value="0.0602305960783811">
                <text:p>0.06023059607838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27483516732813">
                <text:p>0.00127483516732813</text:p>
              </table:table-cell>
              <table:table-cell office:value-type="float" office:value="0">
                <text:p>0</text:p>
              </table:table-cell>
              <table:table-cell office:value-type="float" office:value="0.0643971927574243">
                <text:p>0.06439719275742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291149914697393">
                <text:p>-0.00291149914697393</text:p>
              </table:table-cell>
              <table:table-cell office:value-type="float" office:value="0">
                <text:p>0</text:p>
              </table:table-cell>
              <table:table-cell office:value-type="float" office:value="0.0568314123113136">
                <text:p>0.05683141231131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82694026785473">
                <text:p>0.00682694026785473</text:p>
              </table:table-cell>
              <table:table-cell office:value-type="float" office:value="0">
                <text:p>0</text:p>
              </table:table-cell>
              <table:table-cell office:value-type="float" office:value="0.0616444309563614">
                <text:p>0.06164443095636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35671902903822">
                <text:p>0.0235671902903822</text:p>
              </table:table-cell>
              <table:table-cell office:value-type="float" office:value="0">
                <text:p>0</text:p>
              </table:table-cell>
              <table:table-cell office:value-type="float" office:value="0.1289905727969">
                <text:p>0.12899057279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48800942623248">
                <text:p>-0.00148800942623248</text:p>
              </table:table-cell>
              <table:table-cell office:value-type="float" office:value="0">
                <text:p>0</text:p>
              </table:table-cell>
              <table:table-cell office:value-type="float" office:value="0.0744971287974221">
                <text:p>0.07449712879742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6566638580265">
                <text:p>0.046566638580265</text:p>
              </table:table-cell>
              <table:table-cell office:value-type="float" office:value="0">
                <text:p>0</text:p>
              </table:table-cell>
              <table:table-cell office:value-type="float" office:value="0.122866159779869">
                <text:p>0.1228661597798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3350213013009">
                <text:p>0.0103350213013009</text:p>
              </table:table-cell>
              <table:table-cell office:value-type="float" office:value="0">
                <text:p>0</text:p>
              </table:table-cell>
              <table:table-cell office:value-type="float" office:value="0.0735987491839024">
                <text:p>0.0735987491839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52393032675562">
                <text:p>0.00152393032675562</text:p>
              </table:table-cell>
              <table:table-cell office:value-type="float" office:value="0">
                <text:p>0</text:p>
              </table:table-cell>
              <table:table-cell office:value-type="float" office:value="0.0650602434185231">
                <text:p>0.06506024341852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31343616765187">
                <text:p>-0.0131343616765187</text:p>
              </table:table-cell>
              <table:table-cell office:value-type="float" office:value="0">
                <text:p>0</text:p>
              </table:table-cell>
              <table:table-cell office:value-type="float" office:value="0.0458256042608185">
                <text:p>0.04582560426081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07106518417161">
                <text:p>0.0907106518417161</text:p>
              </table:table-cell>
              <table:table-cell office:value-type="float" office:value="0">
                <text:p>0</text:p>
              </table:table-cell>
              <table:table-cell office:value-type="float" office:value="0.139893248906298">
                <text:p>0.1398932489062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114619207616085">
                <text:p>-0.00114619207616085</text:p>
              </table:table-cell>
              <table:table-cell office:value-type="float" office:value="0">
                <text:p>0</text:p>
              </table:table-cell>
              <table:table-cell office:value-type="float" office:value="0.0694548422204141">
                <text:p>0.06945484222041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24839519876886">
                <text:p>0.00124839519876886</text:p>
              </table:table-cell>
              <table:table-cell office:value-type="float" office:value="0">
                <text:p>0</text:p>
              </table:table-cell>
              <table:table-cell office:value-type="float" office:value="0.0635320171701543">
                <text:p>0.06353201717015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3424182034547">
                <text:p>0.0123424182034547</text:p>
              </table:table-cell>
              <table:table-cell office:value-type="float" office:value="0">
                <text:p>0</text:p>
              </table:table-cell>
              <table:table-cell office:value-type="float" office:value="0.072270311983872">
                <text:p>0.0722703119838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6092948151943">
                <text:p>0.0166092948151943</text:p>
              </table:table-cell>
              <table:table-cell office:value-type="float" office:value="0">
                <text:p>0</text:p>
              </table:table-cell>
              <table:table-cell office:value-type="float" office:value="0.077058762231169">
                <text:p>0.0770587622311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54537266921791">
                <text:p>0.0154537266921791</text:p>
              </table:table-cell>
              <table:table-cell office:value-type="float" office:value="0">
                <text:p>0</text:p>
              </table:table-cell>
              <table:table-cell office:value-type="float" office:value="0.105173917833131">
                <text:p>0.1051739178331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61476146030067">
                <text:p>0.00661476146030067</text:p>
              </table:table-cell>
              <table:table-cell office:value-type="float" office:value="0">
                <text:p>0</text:p>
              </table:table-cell>
              <table:table-cell office:value-type="float" office:value="0.0656747579345876">
                <text:p>0.06567475793458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654208551201744">
                <text:p>-0.00654208551201744</text:p>
              </table:table-cell>
              <table:table-cell office:value-type="float" office:value="0">
                <text:p>0</text:p>
              </table:table-cell>
              <table:table-cell office:value-type="float" office:value="0.0447334186292162">
                <text:p>0.04473341862921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45650564397765">
                <text:p>0.0345650564397765</text:p>
              </table:table-cell>
              <table:table-cell office:value-type="float" office:value="0">
                <text:p>0</text:p>
              </table:table-cell>
              <table:table-cell office:value-type="float" office:value="0.102967862576959">
                <text:p>0.1029678625769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96818755168609">
                <text:p>0.00596818755168609</text:p>
              </table:table-cell>
              <table:table-cell office:value-type="float" office:value="0">
                <text:p>0</text:p>
              </table:table-cell>
              <table:table-cell office:value-type="float" office:value="0.0602012352813096">
                <text:p>0.060201235281309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8781782762843">
                <text:p>0.0128781782762843</text:p>
              </table:table-cell>
              <table:table-cell office:value-type="float" office:value="0">
                <text:p>0</text:p>
              </table:table-cell>
              <table:table-cell office:value-type="float" office:value="0.0741571921139522">
                <text:p>0.07415719211395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970997992274731">
                <text:p>0.00970997992274731</text:p>
              </table:table-cell>
              <table:table-cell office:value-type="float" office:value="0">
                <text:p>0</text:p>
              </table:table-cell>
              <table:table-cell office:value-type="float" office:value="0.0680647695922943">
                <text:p>0.06806476959229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84917472940421">
                <text:p>0.00084917472940421</text:p>
              </table:table-cell>
              <table:table-cell office:value-type="float" office:value="0">
                <text:p>0</text:p>
              </table:table-cell>
              <table:table-cell office:value-type="float" office:value="0.0562172427483232">
                <text:p>0.05621724274832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104366674345161">
                <text:p>-0.00104366674345161</text:p>
              </table:table-cell>
              <table:table-cell office:value-type="float" office:value="0">
                <text:p>0</text:p>
              </table:table-cell>
              <table:table-cell office:value-type="float" office:value="0.0563608128801575">
                <text:p>0.05636081288015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17899482844051">
                <text:p>-0.00017899482844051</text:p>
              </table:table-cell>
              <table:table-cell office:value-type="float" office:value="0">
                <text:p>0</text:p>
              </table:table-cell>
              <table:table-cell office:value-type="float" office:value="0.059185692354316">
                <text:p>0.0591856923543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02794030340934">
                <text:p>-0.0102794030340934</text:p>
              </table:table-cell>
              <table:table-cell office:value-type="float" office:value="0">
                <text:p>0</text:p>
              </table:table-cell>
              <table:table-cell office:value-type="float" office:value="0.0474122092177137">
                <text:p>0.047412209217713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996735920219309">
                <text:p>-0.00996735920219309</text:p>
              </table:table-cell>
              <table:table-cell office:value-type="float" office:value="0">
                <text:p>0</text:p>
              </table:table-cell>
              <table:table-cell office:value-type="float" office:value="0.0625597786920973">
                <text:p>0.062559778692097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271042226268881">
                <text:p>-0.00271042226268881</text:p>
              </table:table-cell>
              <table:table-cell office:value-type="float" office:value="0">
                <text:p>0</text:p>
              </table:table-cell>
              <table:table-cell office:value-type="float" office:value="0.0512217600953739">
                <text:p>0.05122176009537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77803013048841">
                <text:p>-0.0077803013048841</text:p>
              </table:table-cell>
              <table:table-cell office:value-type="float" office:value="0">
                <text:p>0</text:p>
              </table:table-cell>
              <table:table-cell office:value-type="float" office:value="0.0491642493575487">
                <text:p>0.04916424935754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319281959946879">
                <text:p>-0.00319281959946879</text:p>
              </table:table-cell>
              <table:table-cell office:value-type="float" office:value="0">
                <text:p>0</text:p>
              </table:table-cell>
              <table:table-cell office:value-type="float" office:value="0.046757165714562">
                <text:p>0.04675716571456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42168373659278">
                <text:p>0.00942168373659278</text:p>
              </table:table-cell>
              <table:table-cell office:value-type="float" office:value="0">
                <text:p>0</text:p>
              </table:table-cell>
              <table:table-cell office:value-type="float" office:value="0.0617449990387978">
                <text:p>0.06174499903879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146749311819943">
                <text:p>-0.000146749311819943</text:p>
              </table:table-cell>
              <table:table-cell office:value-type="float" office:value="0">
                <text:p>0</text:p>
              </table:table-cell>
              <table:table-cell office:value-type="float" office:value="0.0521922037676846">
                <text:p>0.05219220376768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310804291055731">
                <text:p>-0.00310804291055731</text:p>
              </table:table-cell>
              <table:table-cell office:value-type="float" office:value="0">
                <text:p>0</text:p>
              </table:table-cell>
              <table:table-cell office:value-type="float" office:value="0.0520355588650455">
                <text:p>0.05203555886504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130907938191532">
                <text:p>-0.0130907938191532</text:p>
              </table:table-cell>
              <table:table-cell office:value-type="float" office:value="0">
                <text:p>0</text:p>
              </table:table-cell>
              <table:table-cell office:value-type="float" office:value="0.0403341936050022">
                <text:p>0.04033419360500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344267738936536">
                <text:p>-0.00344267738936536</text:p>
              </table:table-cell>
              <table:table-cell office:value-type="float" office:value="0">
                <text:p>0</text:p>
              </table:table-cell>
              <table:table-cell office:value-type="float" office:value="0.0524297833353134">
                <text:p>0.05242978333531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376637452025468">
                <text:p>-0.00376637452025468</text:p>
              </table:table-cell>
              <table:table-cell office:value-type="float" office:value="0">
                <text:p>0</text:p>
              </table:table-cell>
              <table:table-cell office:value-type="float" office:value="0.0551409636882071">
                <text:p>0.055140963688207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512405336678525">
                <text:p>-0.000512405336678525</text:p>
              </table:table-cell>
              <table:table-cell office:value-type="float" office:value="0">
                <text:p>0</text:p>
              </table:table-cell>
              <table:table-cell office:value-type="float" office:value="0.0594893007202236">
                <text:p>0.0594893007202236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